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71in" svg:height="3.5453in" svg:x="6.7181in" svg:y="0.5858in">
            <draw:object draw:notify-on-update-of-ranges="Sheet1.D2:Sheet1.D38 Sheet1.F2:Sheet1.F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3071in" svg:height="3.5453in" svg:x="6.2098in" svg:y="4.4028in">
            <draw:object draw:notify-on-update-of-ranges="Sheet1.D39:Sheet1.D81 Sheet1.F39:Sheet1.F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3071in" svg:height="3.5453in" svg:x="6.1449in" svg:y="8.1571in">
            <draw:object draw:notify-on-update-of-ranges="Sheet1.D82:Sheet1.D124 Sheet1.F82:Sheet1.F1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71in" svg:height="3.5453in" svg:x="6.3181in" svg:y="11.8587in">
            <draw:object draw:notify-on-update-of-ranges="Sheet1.D125:Sheet1.D166 Sheet1.F125:Sheet1.F1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71in" svg:height="3.5453in" svg:x="6.2531in" svg:y="15.6551in">
            <draw:object draw:notify-on-update-of-ranges="Sheet1.D167:Sheet1.D209 Sheet1.F167:Sheet1.F20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71in" svg:height="3.5453in" svg:x="6.3071in" svg:y="19.5563in">
            <draw:object draw:notify-on-update-of-ranges="Sheet1.D210:Sheet1.D249 Sheet1.F210:Sheet1.F24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File Size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Distanc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.7" calcext:value-type="float">
            <text:p>56.7</text:p>
          </table:table-cell>
          <table:table-cell office:value-type="float" office:value="1.1874342087" calcext:value-type="float">
            <text:p>1.1874342087</text:p>
          </table:table-cell>
          <table:table-cell office:value-type="float" office:value="17" calcext:value-type="float">
            <text:p>17</text:p>
          </table:table-cell>
          <table:table-cell office:value-type="float" office:value="34090.0938794" calcext:value-type="float">
            <text:p>34090.0938794</text:p>
          </table:table-cell>
          <table:table-cell table:formula="of:=[.B2]/[.E2]" office:value-type="float" office:value="0.00166323977283802" calcext:value-type="float">
            <text:p>0.001663239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9197.52895032" calcext:value-type="float">
            <text:p>9197.52895032</text:p>
          </table:table-cell>
          <table:table-cell table:formula="of:=[.B3]/[.E3]" office:value-type="float" office:value="0.00119597340322775" calcext:value-type="float">
            <text:p>0.00119597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11120.9097689" calcext:value-type="float">
            <text:p>11120.9097689</text:p>
          </table:table-cell>
          <table:table-cell table:formula="of:=[.B4]/[.E4]" office:value-type="float" office:value="0.00107904840965066" calcext:value-type="float">
            <text:p>0.001079048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.26778683806" calcext:value-type="float">
            <text:p>2.2677868381</text:p>
          </table:table-cell>
          <table:table-cell office:value-type="float" office:value="5220" calcext:value-type="float">
            <text:p>5220</text:p>
          </table:table-cell>
          <table:table-cell office:value-type="float" office:value="29695.3857968" calcext:value-type="float">
            <text:p>29695.3857968</text:p>
          </table:table-cell>
          <table:table-cell table:formula="of:=[.B5]/[.E5]" office:value-type="float" office:value="0.000707180574911506" calcext:value-type="float">
            <text:p>0.00070718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5260" calcext:value-type="float">
            <text:p>5260</text:p>
          </table:table-cell>
          <table:table-cell office:value-type="float" office:value="34074.3752676" calcext:value-type="float">
            <text:p>34074.3752676</text:p>
          </table:table-cell>
          <table:table-cell table:formula="of:=[.B6]/[.E6]" office:value-type="float" office:value="0.000425539716755643" calcext:value-type="float">
            <text:p>0.000425539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9" calcext:value-type="float">
            <text:p>12.9</text:p>
          </table:table-cell>
          <table:table-cell office:value-type="float" office:value="2.16564078277" calcext:value-type="float">
            <text:p>2.1656407828</text:p>
          </table:table-cell>
          <table:table-cell office:value-type="float" office:value="5640" calcext:value-type="float">
            <text:p>5640</text:p>
          </table:table-cell>
          <table:table-cell office:value-type="float" office:value="34006.1860213" calcext:value-type="float">
            <text:p>34006.1860213</text:p>
          </table:table-cell>
          <table:table-cell table:formula="of:=[.B7]/[.E7]" office:value-type="float" office:value="0.000379342746402669" calcext:value-type="float">
            <text:p>0.00037934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755928946018" calcext:value-type="float">
            <text:p>0.755928946</text:p>
          </table:table-cell>
          <table:table-cell office:value-type="float" office:value="7310" calcext:value-type="float">
            <text:p>7310</text:p>
          </table:table-cell>
          <table:table-cell office:value-type="float" office:value="30343.7557764" calcext:value-type="float">
            <text:p>30343.7557764</text:p>
          </table:table-cell>
          <table:table-cell table:formula="of:=[.B8]/[.E8]" office:value-type="float" office:value="0.000461379932766549" calcext:value-type="float">
            <text:p>0.000461379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75" calcext:value-type="float">
            <text:p>34.75</text:p>
          </table:table-cell>
          <table:table-cell office:value-type="float" office:value="17.4122801494" calcext:value-type="float">
            <text:p>17.4122801494</text:p>
          </table:table-cell>
          <table:table-cell office:value-type="float" office:value="8830" calcext:value-type="float">
            <text:p>8830</text:p>
          </table:table-cell>
          <table:table-cell office:value-type="float" office:value="26197.755175" calcext:value-type="float">
            <text:p>26197.755175</text:p>
          </table:table-cell>
          <table:table-cell table:formula="of:=[.B9]/[.E9]" office:value-type="float" office:value="0.00132644952851385" calcext:value-type="float">
            <text:p>0.001326449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7" calcext:value-type="float">
            <text:p>18.7</text:p>
          </table:table-cell>
          <table:table-cell office:value-type="float" office:value="3.63455636908" calcext:value-type="float">
            <text:p>3.6345563691</text:p>
          </table:table-cell>
          <table:table-cell office:value-type="float" office:value="10200" calcext:value-type="float">
            <text:p>10200</text:p>
          </table:table-cell>
          <table:table-cell office:value-type="float" office:value="24803.6806229" calcext:value-type="float">
            <text:p>24803.6806229</text:p>
          </table:table-cell>
          <table:table-cell table:formula="of:=[.B10]/[.E10]" office:value-type="float" office:value="0.000753920367073878" calcext:value-type="float">
            <text:p>0.000753920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1428571429" calcext:value-type="float">
            <text:p>21.1428571429</text:p>
          </table:table-cell>
          <table:table-cell office:value-type="float" office:value="2.99659670906" calcext:value-type="float">
            <text:p>2.9965967091</text:p>
          </table:table-cell>
          <table:table-cell office:value-type="float" office:value="10300" calcext:value-type="float">
            <text:p>10300</text:p>
          </table:table-cell>
          <table:table-cell office:value-type="float" office:value="51791.3442734" calcext:value-type="float">
            <text:p>51791.3442734</text:p>
          </table:table-cell>
          <table:table-cell table:formula="of:=[.B11]/[.E11]" office:value-type="float" office:value="0.000408231480366478" calcext:value-type="float">
            <text:p>0.000408231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4" calcext:value-type="float">
            <text:p>33.4</text:p>
          </table:table-cell>
          <table:table-cell office:value-type="float" office:value="9.98198377077" calcext:value-type="float">
            <text:p>9.9819837708</text:p>
          </table:table-cell>
          <table:table-cell office:value-type="float" office:value="10500" calcext:value-type="float">
            <text:p>10500</text:p>
          </table:table-cell>
          <table:table-cell office:value-type="float" office:value="24824.5320763" calcext:value-type="float">
            <text:p>24824.5320763</text:p>
          </table:table-cell>
          <table:table-cell table:formula="of:=[.B12]/[.E12]" office:value-type="float" office:value="0.00134544328559115" calcext:value-type="float">
            <text:p>0.001345443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8571428571" calcext:value-type="float">
            <text:p>13.8571428571</text:p>
          </table:table-cell>
          <table:table-cell office:value-type="float" office:value="1.55182578446" calcext:value-type="float">
            <text:p>1.5518257845</text:p>
          </table:table-cell>
          <table:table-cell office:value-type="float" office:value="10500" calcext:value-type="float">
            <text:p>10500</text:p>
          </table:table-cell>
          <table:table-cell office:value-type="float" office:value="32972.8038979" calcext:value-type="float">
            <text:p>32972.8038979</text:p>
          </table:table-cell>
          <table:table-cell table:formula="of:=[.B13]/[.E13]" office:value-type="float" office:value="0.000420259766200306" calcext:value-type="float">
            <text:p>0.000420259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6666666667" calcext:value-type="float">
            <text:p>10.6666666667</text:p>
          </table:table-cell>
          <table:table-cell office:value-type="float" office:value="0.942809041582" calcext:value-type="float">
            <text:p>0.9428090416</text:p>
          </table:table-cell>
          <table:table-cell office:value-type="float" office:value="10500" calcext:value-type="float">
            <text:p>10500</text:p>
          </table:table-cell>
          <table:table-cell office:value-type="float" office:value="8273.50993732" calcext:value-type="float">
            <text:p>8273.50993732</text:p>
          </table:table-cell>
          <table:table-cell table:formula="of:=[.B14]/[.E14]" office:value-type="float" office:value="0.00128925531576206" calcext:value-type="float">
            <text:p>0.001289255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8571428571" calcext:value-type="float">
            <text:p>16.8571428571</text:p>
          </table:table-cell>
          <table:table-cell office:value-type="float" office:value="2.53143502095" calcext:value-type="float">
            <text:p>2.531435021</text:p>
          </table:table-cell>
          <table:table-cell office:value-type="float" office:value="10600" calcext:value-type="float">
            <text:p>10600</text:p>
          </table:table-cell>
          <table:table-cell office:value-type="float" office:value="47102.2267441" calcext:value-type="float">
            <text:p>47102.2267441</text:p>
          </table:table-cell>
          <table:table-cell table:formula="of:=[.B15]/[.E15]" office:value-type="float" office:value="0.000357884202559734" calcext:value-type="float">
            <text:p>0.000357884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8571428571" calcext:value-type="float">
            <text:p>12.8571428571</text:p>
          </table:table-cell>
          <table:table-cell office:value-type="float" office:value="0.349927106112" calcext:value-type="float">
            <text:p>0.3499271061</text:p>
          </table:table-cell>
          <table:table-cell office:value-type="float" office:value="10600" calcext:value-type="float">
            <text:p>10600</text:p>
          </table:table-cell>
          <table:table-cell office:value-type="float" office:value="25858.4005874" calcext:value-type="float">
            <text:p>25858.4005874</text:p>
          </table:table-cell>
          <table:table-cell table:formula="of:=[.B16]/[.E16]" office:value-type="float" office:value="0.000497213383853481" calcext:value-type="float">
            <text:p>0.00049721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7142857143" calcext:value-type="float">
            <text:p>20.7142857143</text:p>
          </table:table-cell>
          <table:table-cell office:value-type="float" office:value="4.1305235128" calcext:value-type="float">
            <text:p>4.1305235128</text:p>
          </table:table-cell>
          <table:table-cell office:value-type="float" office:value="10800" calcext:value-type="float">
            <text:p>10800</text:p>
          </table:table-cell>
          <table:table-cell office:value-type="float" office:value="36612.3745007" calcext:value-type="float">
            <text:p>36612.3745007</text:p>
          </table:table-cell>
          <table:table-cell table:formula="of:=[.B17]/[.E17]" office:value-type="float" office:value="0.000565772802141089" calcext:value-type="float">
            <text:p>0.000565772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8571428571" calcext:value-type="float">
            <text:p>42.8571428571</text:p>
          </table:table-cell>
          <table:table-cell office:value-type="float" office:value="16.3395101468" calcext:value-type="float">
            <text:p>16.3395101468</text:p>
          </table:table-cell>
          <table:table-cell office:value-type="float" office:value="11600" calcext:value-type="float">
            <text:p>11600</text:p>
          </table:table-cell>
          <table:table-cell office:value-type="float" office:value="45958.1611974" calcext:value-type="float">
            <text:p>45958.1611974</text:p>
          </table:table-cell>
          <table:table-cell table:formula="of:=[.B18]/[.E18]" office:value-type="float" office:value="0.000932525186832857" calcext:value-type="float">
            <text:p>0.000932525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8" calcext:value-type="float">
            <text:p>34.8</text:p>
          </table:table-cell>
          <table:table-cell office:value-type="float" office:value="13.2348026053" calcext:value-type="float">
            <text:p>13.2348026053</text:p>
          </table:table-cell>
          <table:table-cell office:value-type="float" office:value="15300" calcext:value-type="float">
            <text:p>15300</text:p>
          </table:table-cell>
          <table:table-cell office:value-type="float" office:value="31699.6064059" calcext:value-type="float">
            <text:p>31699.6064059</text:p>
          </table:table-cell>
          <table:table-cell table:formula="of:=[.B19]/[.E19]" office:value-type="float" office:value="0.00109780542869841" calcext:value-type="float">
            <text:p>0.001097805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400" calcext:value-type="float">
            <text:p>15400</text:p>
          </table:table-cell>
          <table:table-cell office:value-type="float" office:value="11840.3277714" calcext:value-type="float">
            <text:p>11840.3277714</text:p>
          </table:table-cell>
          <table:table-cell table:formula="of:=[.B20]/[.E20]" office:value-type="float" office:value="0.00135131394239335" calcext:value-type="float">
            <text:p>0.001351313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5" calcext:value-type="float">
            <text:p>20.5</text:p>
          </table:table-cell>
          <table:table-cell office:value-type="float" office:value="2.98607881119" calcext:value-type="float">
            <text:p>2.9860788112</text:p>
          </table:table-cell>
          <table:table-cell office:value-type="float" office:value="16400" calcext:value-type="float">
            <text:p>16400</text:p>
          </table:table-cell>
          <table:table-cell office:value-type="float" office:value="34610.6762206" calcext:value-type="float">
            <text:p>34610.6762206</text:p>
          </table:table-cell>
          <table:table-cell table:formula="of:=[.B21]/[.E21]" office:value-type="float" office:value="0.000592302787421373" calcext:value-type="float">
            <text:p>0.000592302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12149.828289" calcext:value-type="float">
            <text:p>12149.828289</text:p>
          </table:table-cell>
          <table:table-cell table:formula="of:=[.B22]/[.E22]" office:value-type="float" office:value="0.000987668279301063" calcext:value-type="float">
            <text:p>0.000987668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.4</text:p>
          </table:table-cell>
          <table:table-cell office:value-type="float" office:value="1.8547236991" calcext:value-type="float">
            <text:p>1.8547236991</text:p>
          </table:table-cell>
          <table:table-cell office:value-type="float" office:value="17200" calcext:value-type="float">
            <text:p>17200</text:p>
          </table:table-cell>
          <table:table-cell office:value-type="float" office:value="9574.73565813" calcext:value-type="float">
            <text:p>9574.73565813</text:p>
          </table:table-cell>
          <table:table-cell table:formula="of:=[.B23]/[.E23]" office:value-type="float" office:value="0.00119063339261175" calcext:value-type="float">
            <text:p>0.00119063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float" office:value="1.6" calcext:value-type="float">
            <text:p>1.6</text:p>
          </table:table-cell>
          <table:table-cell office:value-type="float" office:value="20900" calcext:value-type="float">
            <text:p>20900</text:p>
          </table:table-cell>
          <table:table-cell office:value-type="float" office:value="8828.11439677" calcext:value-type="float">
            <text:p>8828.11439677</text:p>
          </table:table-cell>
          <table:table-cell table:formula="of:=[.B24]/[.E24]" office:value-type="float" office:value="0.00133663877354346" calcext:value-type="float">
            <text:p>0.001336638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400" calcext:value-type="float">
            <text:p>25400</text:p>
          </table:table-cell>
          <table:table-cell office:value-type="float" office:value="17283.2722488" calcext:value-type="float">
            <text:p>17283.2722488</text:p>
          </table:table-cell>
          <table:table-cell table:formula="of:=[.B25]/[.E25]" office:value-type="float" office:value="0.000983610033752742" calcext:value-type="float">
            <text:p>0.0009836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25" calcext:value-type="float">
            <text:p>29.25</text:p>
          </table:table-cell>
          <table:table-cell office:value-type="float" office:value="15.7935904721" calcext:value-type="float">
            <text:p>15.7935904721</text:p>
          </table:table-cell>
          <table:table-cell office:value-type="float" office:value="30200" calcext:value-type="float">
            <text:p>30200</text:p>
          </table:table-cell>
          <table:table-cell office:value-type="float" office:value="11298.1561625" calcext:value-type="float">
            <text:p>11298.1561625</text:p>
          </table:table-cell>
          <table:table-cell table:formula="of:=[.B26]/[.E26]" office:value-type="float" office:value="0.00258891801275366" calcext:value-type="float">
            <text:p>0.00258891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3" calcext:value-type="float">
            <text:p>67.3</text:p>
          </table:table-cell>
          <table:table-cell office:value-type="float" office:value="8.22253002427" calcext:value-type="float">
            <text:p>8.2225300243</text:p>
          </table:table-cell>
          <table:table-cell office:value-type="float" office:value="30200" calcext:value-type="float">
            <text:p>30200</text:p>
          </table:table-cell>
          <table:table-cell office:value-type="float" office:value="11114.4295742" calcext:value-type="float">
            <text:p>11114.4295742</text:p>
          </table:table-cell>
          <table:table-cell table:formula="of:=[.B27]/[.E27]" office:value-type="float" office:value="0.00605519154633216" calcext:value-type="float">
            <text:p>0.006055191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800" calcext:value-type="float">
            <text:p>30800</text:p>
          </table:table-cell>
          <table:table-cell office:value-type="float" office:value="26694.6236575" calcext:value-type="float">
            <text:p>26694.6236575</text:p>
          </table:table-cell>
          <table:table-cell table:formula="of:=[.B28]/[.E28]" office:value-type="float" office:value="0.000412067993208419" calcext:value-type="float">
            <text:p>0.00041206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600" calcext:value-type="float">
            <text:p>31600</text:p>
          </table:table-cell>
          <table:table-cell office:value-type="float" office:value="12428.862768" calcext:value-type="float">
            <text:p>12428.862768</text:p>
          </table:table-cell>
          <table:table-cell table:formula="of:=[.B29]/[.E29]" office:value-type="float" office:value="0.000965494609120299" calcext:value-type="float">
            <text:p>0.000965494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" calcext:value-type="float">
            <text:p>12.6</text:p>
          </table:table-cell>
          <table:table-cell office:value-type="float" office:value="2.24499443206" calcext:value-type="float">
            <text:p>2.2449944321</text:p>
          </table:table-cell>
          <table:table-cell office:value-type="float" office:value="31600" calcext:value-type="float">
            <text:p>31600</text:p>
          </table:table-cell>
          <table:table-cell office:value-type="float" office:value="10115.3083687" calcext:value-type="float">
            <text:p>10115.3083687</text:p>
          </table:table-cell>
          <table:table-cell table:formula="of:=[.B30]/[.E30]" office:value-type="float" office:value="0.00124563676565595" calcext:value-type="float">
            <text:p>0.001245636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2700" calcext:value-type="float">
            <text:p>32700</text:p>
          </table:table-cell>
          <table:table-cell office:value-type="float" office:value="9155.66532118" calcext:value-type="float">
            <text:p>9155.66532118</text:p>
          </table:table-cell>
          <table:table-cell table:formula="of:=[.B31]/[.E31]" office:value-type="float" office:value="0.00174755186419788" calcext:value-type="float">
            <text:p>0.001747551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788854382" calcext:value-type="float">
            <text:p>1.788854382</text:p>
          </table:table-cell>
          <table:table-cell office:value-type="float" office:value="35000" calcext:value-type="float">
            <text:p>35000</text:p>
          </table:table-cell>
          <table:table-cell office:value-type="float" office:value="8303.73105222" calcext:value-type="float">
            <text:p>8303.73105222</text:p>
          </table:table-cell>
          <table:table-cell table:formula="of:=[.B32]/[.E32]" office:value-type="float" office:value="0.00144513350980844" calcext:value-type="float">
            <text:p>0.001445133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.7" calcext:value-type="float">
            <text:p>44.7</text:p>
          </table:table-cell>
          <table:table-cell office:value-type="float" office:value="9.05593727893" calcext:value-type="float">
            <text:p>9.0559372789</text:p>
          </table:table-cell>
          <table:table-cell office:value-type="float" office:value="35100" calcext:value-type="float">
            <text:p>35100</text:p>
          </table:table-cell>
          <table:table-cell office:value-type="float" office:value="8717.46913742" calcext:value-type="float">
            <text:p>8717.46913742</text:p>
          </table:table-cell>
          <table:table-cell table:formula="of:=[.B33]/[.E33]" office:value-type="float" office:value="0.00512763501600756" calcext:value-type="float">
            <text:p>0.00512763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100" calcext:value-type="float">
            <text:p>35100</text:p>
          </table:table-cell>
          <table:table-cell office:value-type="float" office:value="8686.92673983" calcext:value-type="float">
            <text:p>8686.92673983</text:p>
          </table:table-cell>
          <table:table-cell table:formula="of:=[.B34]/[.E34]" office:value-type="float" office:value="0.00126627060748244" calcext:value-type="float">
            <text:p>0.00126627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.6</text:p>
          </table:table-cell>
          <table:table-cell office:value-type="float" office:value="11.3947356266" calcext:value-type="float">
            <text:p>11.3947356266</text:p>
          </table:table-cell>
          <table:table-cell office:value-type="float" office:value="35200" calcext:value-type="float">
            <text:p>35200</text:p>
          </table:table-cell>
          <table:table-cell office:value-type="float" office:value="9229.09255809" calcext:value-type="float">
            <text:p>9229.09255809</text:p>
          </table:table-cell>
          <table:table-cell table:formula="of:=[.B35]/[.E35]" office:value-type="float" office:value="0.00288219018636703" calcext:value-type="float">
            <text:p>0.002882190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1111111111" calcext:value-type="float">
            <text:p>20.1111111111</text:p>
          </table:table-cell>
          <table:table-cell office:value-type="float" office:value="9.39792464613" calcext:value-type="float">
            <text:p>9.3979246461</text:p>
          </table:table-cell>
          <table:table-cell office:value-type="float" office:value="41600" calcext:value-type="float">
            <text:p>41600</text:p>
          </table:table-cell>
          <table:table-cell office:value-type="float" office:value="11400.8271396" calcext:value-type="float">
            <text:p>11400.8271396</text:p>
          </table:table-cell>
          <table:table-cell table:formula="of:=[.B36]/[.E36]" office:value-type="float" office:value="0.00176400456430441" calcext:value-type="float">
            <text:p>0.001764004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3" calcext:value-type="float">
            <text:p>30.3</text:p>
          </table:table-cell>
          <table:table-cell office:value-type="float" office:value="1.00498756211" calcext:value-type="float">
            <text:p>1.0049875621</text:p>
          </table:table-cell>
          <table:table-cell office:value-type="float" office:value="47500" calcext:value-type="float">
            <text:p>47500</text:p>
          </table:table-cell>
          <table:table-cell office:value-type="float" office:value="34214.7069118" calcext:value-type="float">
            <text:p>34214.7069118</text:p>
          </table:table-cell>
          <table:table-cell table:formula="of:=[.B37]/[.E37]" office:value-type="float" office:value="0.000885584087512675" calcext:value-type="float">
            <text:p>0.000885584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.4" calcext:value-type="float">
            <text:p>36.4</text:p>
          </table:table-cell>
          <table:table-cell office:value-type="float" office:value="10.3846039886" calcext:value-type="float">
            <text:p>10.3846039886</text:p>
          </table:table-cell>
          <table:table-cell office:value-type="float" office:value="47500" calcext:value-type="float">
            <text:p>47500</text:p>
          </table:table-cell>
          <table:table-cell office:value-type="float" office:value="34814.0019554" calcext:value-type="float">
            <text:p>34814.0019554</text:p>
          </table:table-cell>
          <table:table-cell table:formula="of:=[.B38]/[.E38]" office:value-type="float" office:value="0.00104555632663639" calcext:value-type="float">
            <text:p>0.001045556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.285714286" calcext:value-type="float">
            <text:p>114.285714286</text:p>
          </table:table-cell>
          <table:table-cell office:value-type="float" office:value="0.880630571853" calcext:value-type="float">
            <text:p>0.8806305719</text:p>
          </table:table-cell>
          <table:table-cell office:value-type="float" office:value="15" calcext:value-type="float">
            <text:p>15</text:p>
          </table:table-cell>
          <table:table-cell office:value-type="float" office:value="24032.699779" calcext:value-type="float">
            <text:p>24032.699779</text:p>
          </table:table-cell>
          <table:table-cell table:formula="of:=[.B39]/[.E39]" office:value-type="float" office:value="0.00475542553841013" calcext:value-type="float">
            <text:p>0.004755425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.7" calcext:value-type="float">
            <text:p>125.7</text:p>
          </table:table-cell>
          <table:table-cell office:value-type="float" office:value="19.4115944734" calcext:value-type="float">
            <text:p>19.4115944734</text:p>
          </table:table-cell>
          <table:table-cell office:value-type="float" office:value="17" calcext:value-type="float">
            <text:p>17</text:p>
          </table:table-cell>
          <table:table-cell office:value-type="float" office:value="34090.0938794" calcext:value-type="float">
            <text:p>34090.0938794</text:p>
          </table:table-cell>
          <table:table-cell table:formula="of:=[.B40]/[.E40]" office:value-type="float" office:value="0.00368728817364619" calcext:value-type="float">
            <text:p>0.003687288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.5714285714" calcext:value-type="float">
            <text:p>55.5714285714</text:p>
          </table:table-cell>
          <table:table-cell office:value-type="float" office:value="7.57547061918" calcext:value-type="float">
            <text:p>7.5754706192</text:p>
          </table:table-cell>
          <table:table-cell office:value-type="float" office:value="211" calcext:value-type="float">
            <text:p>211</text:p>
          </table:table-cell>
          <table:table-cell office:value-type="float" office:value="47275.9954494" calcext:value-type="float">
            <text:p>47275.9954494</text:p>
          </table:table-cell>
          <table:table-cell table:formula="of:=[.B41]/[.E41]" office:value-type="float" office:value="0.00117546818513592" calcext:value-type="float">
            <text:p>0.001175468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8571428571" calcext:value-type="float">
            <text:p>28.8571428571</text:p>
          </table:table-cell>
          <table:table-cell office:value-type="float" office:value="4.61143211188" calcext:value-type="float">
            <text:p>4.6114321119</text:p>
          </table:table-cell>
          <table:table-cell office:value-type="float" office:value="1030" calcext:value-type="float">
            <text:p>1030</text:p>
          </table:table-cell>
          <table:table-cell office:value-type="float" office:value="9197.52895032" calcext:value-type="float">
            <text:p>9197.52895032</text:p>
          </table:table-cell>
          <table:table-cell table:formula="of:=[.B42]/[.E42]" office:value-type="float" office:value="0.00313748866820321" calcext:value-type="float">
            <text:p>0.003137488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1428571429" calcext:value-type="float">
            <text:p>20.1428571429</text:p>
          </table:table-cell>
          <table:table-cell office:value-type="float" office:value="4.4858052766" calcext:value-type="float">
            <text:p>4.4858052766</text:p>
          </table:table-cell>
          <table:table-cell office:value-type="float" office:value="1120" calcext:value-type="float">
            <text:p>1120</text:p>
          </table:table-cell>
          <table:table-cell office:value-type="float" office:value="11120.9097689" calcext:value-type="float">
            <text:p>11120.9097689</text:p>
          </table:table-cell>
          <table:table-cell table:formula="of:=[.B43]/[.E43]" office:value-type="float" office:value="0.00181125983048889" calcext:value-type="float">
            <text:p>0.001811259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1428571429" calcext:value-type="float">
            <text:p>37.1428571429</text:p>
          </table:table-cell>
          <table:table-cell office:value-type="float" office:value="2.29462548632" calcext:value-type="float">
            <text:p>2.2946254863</text:p>
          </table:table-cell>
          <table:table-cell office:value-type="float" office:value="5220" calcext:value-type="float">
            <text:p>5220</text:p>
          </table:table-cell>
          <table:table-cell office:value-type="float" office:value="29695.3857968" calcext:value-type="float">
            <text:p>29695.3857968</text:p>
          </table:table-cell>
          <table:table-cell table:formula="of:=[.B44]/[.E44]" office:value-type="float" office:value="0.00125079557467486" calcext:value-type="float">
            <text:p>0.001250795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6" calcext:value-type="float">
            <text:p>18.6</text:p>
          </table:table-cell>
          <table:table-cell office:value-type="float" office:value="1.95959179423" calcext:value-type="float">
            <text:p>1.9595917942</text:p>
          </table:table-cell>
          <table:table-cell office:value-type="float" office:value="5260" calcext:value-type="float">
            <text:p>5260</text:p>
          </table:table-cell>
          <table:table-cell office:value-type="float" office:value="34074.3752676" calcext:value-type="float">
            <text:p>34074.3752676</text:p>
          </table:table-cell>
          <table:table-cell table:formula="of:=[.B45]/[.E45]" office:value-type="float" office:value="0.000545864740114136" calcext:value-type="float">
            <text:p>0.000545864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6" calcext:value-type="float">
            <text:p>39.6</text:p>
          </table:table-cell>
          <table:table-cell office:value-type="float" office:value="1.95959179423" calcext:value-type="float">
            <text:p>1.9595917942</text:p>
          </table:table-cell>
          <table:table-cell office:value-type="float" office:value="5430" calcext:value-type="float">
            <text:p>5430</text:p>
          </table:table-cell>
          <table:table-cell office:value-type="float" office:value="65632.2193816" calcext:value-type="float">
            <text:p>65632.2193816</text:p>
          </table:table-cell>
          <table:table-cell table:formula="of:=[.B46]/[.E46]" office:value-type="float" office:value="0.000603362195780048" calcext:value-type="float">
            <text:p>0.000603362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2" calcext:value-type="float">
            <text:p>26.2</text:p>
          </table:table-cell>
          <table:table-cell office:value-type="float" office:value="3.02654919008" calcext:value-type="float">
            <text:p>3.0265491901</text:p>
          </table:table-cell>
          <table:table-cell office:value-type="float" office:value="5640" calcext:value-type="float">
            <text:p>5640</text:p>
          </table:table-cell>
          <table:table-cell office:value-type="float" office:value="34006.1860213" calcext:value-type="float">
            <text:p>34006.1860213</text:p>
          </table:table-cell>
          <table:table-cell table:formula="of:=[.B47]/[.E47]" office:value-type="float" office:value="0.000770448058585266" calcext:value-type="float">
            <text:p>0.000770448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8571428571" calcext:value-type="float">
            <text:p>26.8571428571</text:p>
          </table:table-cell>
          <table:table-cell office:value-type="float" office:value="0.832993127835" calcext:value-type="float">
            <text:p>0.8329931278</text:p>
          </table:table-cell>
          <table:table-cell office:value-type="float" office:value="7310" calcext:value-type="float">
            <text:p>7310</text:p>
          </table:table-cell>
          <table:table-cell office:value-type="float" office:value="30343.7557764" calcext:value-type="float">
            <text:p>30343.7557764</text:p>
          </table:table-cell>
          <table:table-cell table:formula="of:=[.B48]/[.E48]" office:value-type="float" office:value="0.000885096197550742" calcext:value-type="float">
            <text:p>0.000885096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8571428571" calcext:value-type="float">
            <text:p>17.8571428571</text:p>
          </table:table-cell>
          <table:table-cell office:value-type="float" office:value="0.832993127835" calcext:value-type="float">
            <text:p>0.8329931278</text:p>
          </table:table-cell>
          <table:table-cell office:value-type="float" office:value="8830" calcext:value-type="float">
            <text:p>8830</text:p>
          </table:table-cell>
          <table:table-cell office:value-type="float" office:value="26197.755175" calcext:value-type="float">
            <text:p>26197.755175</text:p>
          </table:table-cell>
          <table:table-cell table:formula="of:=[.B49]/[.E49]" office:value-type="float" office:value="0.000681628740241863" calcext:value-type="float">
            <text:p>0.000681628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.3" calcext:value-type="float">
            <text:p>40.3</text:p>
          </table:table-cell>
          <table:table-cell office:value-type="float" office:value="6.21369455316" calcext:value-type="float">
            <text:p>6.2136945532</text:p>
          </table:table-cell>
          <table:table-cell office:value-type="float" office:value="10200" calcext:value-type="float">
            <text:p>10200</text:p>
          </table:table-cell>
          <table:table-cell office:value-type="float" office:value="24803.6806229" calcext:value-type="float">
            <text:p>24803.6806229</text:p>
          </table:table-cell>
          <table:table-cell table:formula="of:=[.B50]/[.E50]" office:value-type="float" office:value="0.00162475886593996" calcext:value-type="float">
            <text:p>0.001624758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.2857142857" calcext:value-type="float">
            <text:p>40.2857142857</text:p>
          </table:table-cell>
          <table:table-cell office:value-type="float" office:value="1.97948663722" calcext:value-type="float">
            <text:p>1.9794866372</text:p>
          </table:table-cell>
          <table:table-cell office:value-type="float" office:value="10300" calcext:value-type="float">
            <text:p>10300</text:p>
          </table:table-cell>
          <table:table-cell office:value-type="float" office:value="51791.3442734" calcext:value-type="float">
            <text:p>51791.3442734</text:p>
          </table:table-cell>
          <table:table-cell table:formula="of:=[.B51]/[.E51]" office:value-type="float" office:value="0.000777846469345085" calcext:value-type="float">
            <text:p>0.000777846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3" calcext:value-type="float">
            <text:p>47.3</text:p>
          </table:table-cell>
          <table:table-cell office:value-type="float" office:value="9.52942810456" calcext:value-type="float">
            <text:p>9.5294281046</text:p>
          </table:table-cell>
          <table:table-cell office:value-type="float" office:value="10500" calcext:value-type="float">
            <text:p>10500</text:p>
          </table:table-cell>
          <table:table-cell office:value-type="float" office:value="24824.5320763" calcext:value-type="float">
            <text:p>24824.5320763</text:p>
          </table:table-cell>
          <table:table-cell table:formula="of:=[.B52]/[.E52]" office:value-type="float" office:value="0.00190537327570244" calcext:value-type="float">
            <text:p>0.001905373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4285714286" calcext:value-type="float">
            <text:p>25.4285714286</text:p>
          </table:table-cell>
          <table:table-cell office:value-type="float" office:value="1.76126114371" calcext:value-type="float">
            <text:p>1.7612611437</text:p>
          </table:table-cell>
          <table:table-cell office:value-type="float" office:value="10500" calcext:value-type="float">
            <text:p>10500</text:p>
          </table:table-cell>
          <table:table-cell office:value-type="float" office:value="32972.8038979" calcext:value-type="float">
            <text:p>32972.8038979</text:p>
          </table:table-cell>
          <table:table-cell table:formula="of:=[.B53]/[.E53]" office:value-type="float" office:value="0.00077119833385536" calcext:value-type="float">
            <text:p>0.000771198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5714285714" calcext:value-type="float">
            <text:p>18.5714285714</text:p>
          </table:table-cell>
          <table:table-cell office:value-type="float" office:value="0.903507902905" calcext:value-type="float">
            <text:p>0.9035079029</text:p>
          </table:table-cell>
          <table:table-cell office:value-type="float" office:value="10500" calcext:value-type="float">
            <text:p>10500</text:p>
          </table:table-cell>
          <table:table-cell office:value-type="float" office:value="8273.50993732" calcext:value-type="float">
            <text:p>8273.50993732</text:p>
          </table:table-cell>
          <table:table-cell table:formula="of:=[.B54]/[.E54]" office:value-type="float" office:value="0.00224468559439668" calcext:value-type="float">
            <text:p>0.002244685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5714285714" calcext:value-type="float">
            <text:p>35.5714285714</text:p>
          </table:table-cell>
          <table:table-cell office:value-type="float" office:value="3.45820526769" calcext:value-type="float">
            <text:p>3.4582052677</text:p>
          </table:table-cell>
          <table:table-cell office:value-type="float" office:value="10600" calcext:value-type="float">
            <text:p>10600</text:p>
          </table:table-cell>
          <table:table-cell office:value-type="float" office:value="47102.2267441" calcext:value-type="float">
            <text:p>47102.2267441</text:p>
          </table:table-cell>
          <table:table-cell table:formula="of:=[.B55]/[.E55]" office:value-type="float" office:value="0.000755196325741769" calcext:value-type="float">
            <text:p>0.000755196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2857142857" calcext:value-type="float">
            <text:p>25.2857142857</text:p>
          </table:table-cell>
          <table:table-cell office:value-type="float" office:value="1.03015750728" calcext:value-type="float">
            <text:p>1.0301575073</text:p>
          </table:table-cell>
          <table:table-cell office:value-type="float" office:value="10600" calcext:value-type="float">
            <text:p>10600</text:p>
          </table:table-cell>
          <table:table-cell office:value-type="float" office:value="25858.4005874" calcext:value-type="float">
            <text:p>25858.4005874</text:p>
          </table:table-cell>
          <table:table-cell table:formula="of:=[.B56]/[.E56]" office:value-type="float" office:value="0.000977852988247887" calcext:value-type="float">
            <text:p>0.00097785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1428571429" calcext:value-type="float">
            <text:p>35.1428571429</text:p>
          </table:table-cell>
          <table:table-cell office:value-type="float" office:value="7.1799039275" calcext:value-type="float">
            <text:p>7.1799039275</text:p>
          </table:table-cell>
          <table:table-cell office:value-type="float" office:value="10800" calcext:value-type="float">
            <text:p>10800</text:p>
          </table:table-cell>
          <table:table-cell office:value-type="float" office:value="36612.3745007" calcext:value-type="float">
            <text:p>36612.3745007</text:p>
          </table:table-cell>
          <table:table-cell table:formula="of:=[.B57]/[.E57]" office:value-type="float" office:value="0.000959862822943322" calcext:value-type="float">
            <text:p>0.000959862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2857142857" calcext:value-type="float">
            <text:p>74.2857142857</text:p>
          </table:table-cell>
          <table:table-cell office:value-type="float" office:value="8.9716105532" calcext:value-type="float">
            <text:p>8.9716105532</text:p>
          </table:table-cell>
          <table:table-cell office:value-type="float" office:value="11600" calcext:value-type="float">
            <text:p>11600</text:p>
          </table:table-cell>
          <table:table-cell office:value-type="float" office:value="45958.1611974" calcext:value-type="float">
            <text:p>45958.1611974</text:p>
          </table:table-cell>
          <table:table-cell table:formula="of:=[.B58]/[.E58]" office:value-type="float" office:value="0.00161637699051159" calcext:value-type="float">
            <text:p>0.00161637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6" calcext:value-type="float">
            <text:p>75.6</text:p>
          </table:table-cell>
          <table:table-cell office:value-type="float" office:value="18.8159506802" calcext:value-type="float">
            <text:p>18.8159506802</text:p>
          </table:table-cell>
          <table:table-cell office:value-type="float" office:value="15300" calcext:value-type="float">
            <text:p>15300</text:p>
          </table:table-cell>
          <table:table-cell office:value-type="float" office:value="31699.6064059" calcext:value-type="float">
            <text:p>31699.6064059</text:p>
          </table:table-cell>
          <table:table-cell table:formula="of:=[.B59]/[.E59]" office:value-type="float" office:value="0.00238488765544828" calcext:value-type="float">
            <text:p>0.002384887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34522483825" calcext:value-type="float">
            <text:p>0.5345224838</text:p>
          </table:table-cell>
          <table:table-cell office:value-type="float" office:value="15400" calcext:value-type="float">
            <text:p>15400</text:p>
          </table:table-cell>
          <table:table-cell office:value-type="float" office:value="11840.3277714" calcext:value-type="float">
            <text:p>11840.3277714</text:p>
          </table:table-cell>
          <table:table-cell table:formula="of:=[.B60]/[.E60]" office:value-type="float" office:value="0.00126685682099377" calcext:value-type="float">
            <text:p>0.001266856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2857142857" calcext:value-type="float">
            <text:p>42.2857142857</text:p>
          </table:table-cell>
          <table:table-cell office:value-type="float" office:value="10.753262438" calcext:value-type="float">
            <text:p>10.753262438</text:p>
          </table:table-cell>
          <table:table-cell office:value-type="float" office:value="16400" calcext:value-type="float">
            <text:p>16400</text:p>
          </table:table-cell>
          <table:table-cell office:value-type="float" office:value="34610.6762206" calcext:value-type="float">
            <text:p>34610.6762206</text:p>
          </table:table-cell>
          <table:table-cell table:formula="of:=[.B61]/[.E61]" office:value-type="float" office:value="0.00122175348485482" calcext:value-type="float">
            <text:p>0.001221753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8571428571" calcext:value-type="float">
            <text:p>17.8571428571</text:p>
          </table:table-cell>
          <table:table-cell office:value-type="float" office:value="0.832993127835" calcext:value-type="float">
            <text:p>0.8329931278</text:p>
          </table:table-cell>
          <table:table-cell office:value-type="float" office:value="16500" calcext:value-type="float">
            <text:p>16500</text:p>
          </table:table-cell>
          <table:table-cell office:value-type="float" office:value="12149.828289" calcext:value-type="float">
            <text:p>12149.828289</text:p>
          </table:table-cell>
          <table:table-cell table:formula="of:=[.B62]/[.E62]" office:value-type="float" office:value="0.0014697444632421" calcext:value-type="float">
            <text:p>0.001469744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8571428571" calcext:value-type="float">
            <text:p>21.8571428571</text:p>
          </table:table-cell>
          <table:table-cell office:value-type="float" office:value="0.989743318611" calcext:value-type="float">
            <text:p>0.9897433186</text:p>
          </table:table-cell>
          <table:table-cell office:value-type="float" office:value="17200" calcext:value-type="float">
            <text:p>17200</text:p>
          </table:table-cell>
          <table:table-cell office:value-type="float" office:value="9574.73565813" calcext:value-type="float">
            <text:p>9574.73565813</text:p>
          </table:table-cell>
          <table:table-cell table:formula="of:=[.B63]/[.E63]" office:value-type="float" office:value="0.00228279334673233" calcext:value-type="float">
            <text:p>0.002282793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1428571429" calcext:value-type="float">
            <text:p>15.1428571429</text:p>
          </table:table-cell>
          <table:table-cell office:value-type="float" office:value="0.638876565" calcext:value-type="float">
            <text:p>0.638876565</text:p>
          </table:table-cell>
          <table:table-cell office:value-type="float" office:value="20000" calcext:value-type="float">
            <text:p>20000</text:p>
          </table:table-cell>
          <table:table-cell office:value-type="float" office:value="26493.5904969" calcext:value-type="float">
            <text:p>26493.5904969</text:p>
          </table:table-cell>
          <table:table-cell table:formula="of:=[.B64]/[.E64]" office:value-type="float" office:value="0.000571566815176367" calcext:value-type="float">
            <text:p>0.000571566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.50713268211" calcext:value-type="float">
            <text:p>2.5071326821</text:p>
          </table:table-cell>
          <table:table-cell office:value-type="float" office:value="20900" calcext:value-type="float">
            <text:p>20900</text:p>
          </table:table-cell>
          <table:table-cell office:value-type="float" office:value="8828.11439677" calcext:value-type="float">
            <text:p>8828.11439677</text:p>
          </table:table-cell>
          <table:table-cell table:formula="of:=[.B65]/[.E65]" office:value-type="float" office:value="0.00249203839135221" calcext:value-type="float">
            <text:p>0.002492038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1428571429" calcext:value-type="float">
            <text:p>14.1428571429</text:p>
          </table:table-cell>
          <table:table-cell office:value-type="float" office:value="0.989743318611" calcext:value-type="float">
            <text:p>0.9897433186</text:p>
          </table:table-cell>
          <table:table-cell office:value-type="float" office:value="22300" calcext:value-type="float">
            <text:p>22300</text:p>
          </table:table-cell>
          <table:table-cell office:value-type="float" office:value="9834.50322538" calcext:value-type="float">
            <text:p>9834.50322538</text:p>
          </table:table-cell>
          <table:table-cell table:formula="of:=[.B66]/[.E66]" office:value-type="float" office:value="0.00143808556657965" calcext:value-type="float">
            <text:p>0.001438085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5714285714" calcext:value-type="float">
            <text:p>19.5714285714</text:p>
          </table:table-cell>
          <table:table-cell office:value-type="float" office:value="1.39970842445" calcext:value-type="float">
            <text:p>1.3997084245</text:p>
          </table:table-cell>
          <table:table-cell office:value-type="float" office:value="25400" calcext:value-type="float">
            <text:p>25400</text:p>
          </table:table-cell>
          <table:table-cell office:value-type="float" office:value="17283.2722488" calcext:value-type="float">
            <text:p>17283.2722488</text:p>
          </table:table-cell>
          <table:table-cell table:formula="of:=[.B67]/[.E67]" office:value-type="float" office:value="0.00113239138339436" calcext:value-type="float">
            <text:p>0.001132391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285714286" calcext:value-type="float">
            <text:p>12.4285714286</text:p>
          </table:table-cell>
          <table:table-cell office:value-type="float" office:value="0.494871659305" calcext:value-type="float">
            <text:p>0.4948716593</text:p>
          </table:table-cell>
          <table:table-cell office:value-type="float" office:value="26100" calcext:value-type="float">
            <text:p>26100</text:p>
          </table:table-cell>
          <table:table-cell office:value-type="float" office:value="11101.2695874" calcext:value-type="float">
            <text:p>11101.2695874</text:p>
          </table:table-cell>
          <table:table-cell table:formula="of:=[.B68]/[.E68]" office:value-type="float" office:value="0.00111956306715644" calcext:value-type="float">
            <text:p>0.001119563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.9</text:p>
          </table:table-cell>
          <table:table-cell office:value-type="float" office:value="29.3443350581" calcext:value-type="float">
            <text:p>29.3443350581</text:p>
          </table:table-cell>
          <table:table-cell office:value-type="float" office:value="30200" calcext:value-type="float">
            <text:p>30200</text:p>
          </table:table-cell>
          <table:table-cell office:value-type="float" office:value="11298.1561625" calcext:value-type="float">
            <text:p>11298.1561625</text:p>
          </table:table-cell>
          <table:table-cell table:formula="of:=[.B69]/[.E69]" office:value-type="float" office:value="0.00282346955920826" calcext:value-type="float">
            <text:p>0.002823469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.9" calcext:value-type="float">
            <text:p>128.9</text:p>
          </table:table-cell>
          <table:table-cell office:value-type="float" office:value="25.8513055763" calcext:value-type="float">
            <text:p>25.8513055763</text:p>
          </table:table-cell>
          <table:table-cell office:value-type="float" office:value="30200" calcext:value-type="float">
            <text:p>30200</text:p>
          </table:table-cell>
          <table:table-cell office:value-type="float" office:value="11114.4295742" calcext:value-type="float">
            <text:p>11114.4295742</text:p>
          </table:table-cell>
          <table:table-cell table:formula="of:=[.B70]/[.E70]" office:value-type="float" office:value="0.0115975362603598" calcext:value-type="float">
            <text:p>0.011597536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142857143" calcext:value-type="float">
            <text:p>13.7142857143</text:p>
          </table:table-cell>
          <table:table-cell office:value-type="float" office:value="0.699854212224" calcext:value-type="float">
            <text:p>0.6998542122</text:p>
          </table:table-cell>
          <table:table-cell office:value-type="float" office:value="30800" calcext:value-type="float">
            <text:p>30800</text:p>
          </table:table-cell>
          <table:table-cell office:value-type="float" office:value="26694.6236575" calcext:value-type="float">
            <text:p>26694.6236575</text:p>
          </table:table-cell>
          <table:table-cell table:formula="of:=[.B71]/[.E71]" office:value-type="float" office:value="0.000513747108416226" calcext:value-type="float">
            <text:p>0.000513747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714285714" calcext:value-type="float">
            <text:p>13.5714285714</text:p>
          </table:table-cell>
          <table:table-cell office:value-type="float" office:value="0.494871659305" calcext:value-type="float">
            <text:p>0.4948716593</text:p>
          </table:table-cell>
          <table:table-cell office:value-type="float" office:value="31600" calcext:value-type="float">
            <text:p>31600</text:p>
          </table:table-cell>
          <table:table-cell office:value-type="float" office:value="12428.862768" calcext:value-type="float">
            <text:p>12428.862768</text:p>
          </table:table-cell>
          <table:table-cell table:formula="of:=[.B72]/[.E72]" office:value-type="float" office:value="0.00109192842697899" calcext:value-type="float">
            <text:p>0.001091928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2857142857" calcext:value-type="float">
            <text:p>19.2857142857</text:p>
          </table:table-cell>
          <table:table-cell office:value-type="float" office:value="3.49343407447" calcext:value-type="float">
            <text:p>3.4934340745</text:p>
          </table:table-cell>
          <table:table-cell office:value-type="float" office:value="31600" calcext:value-type="float">
            <text:p>31600</text:p>
          </table:table-cell>
          <table:table-cell office:value-type="float" office:value="10115.3083687" calcext:value-type="float">
            <text:p>10115.3083687</text:p>
          </table:table-cell>
          <table:table-cell table:formula="of:=[.B73]/[.E73]" office:value-type="float" office:value="0.00190658688620667" calcext:value-type="float">
            <text:p>0.001906586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8571428571" calcext:value-type="float">
            <text:p>21.8571428571</text:p>
          </table:table-cell>
          <table:table-cell office:value-type="float" office:value="6.26620348556" calcext:value-type="float">
            <text:p>6.2662034856</text:p>
          </table:table-cell>
          <table:table-cell office:value-type="float" office:value="32700" calcext:value-type="float">
            <text:p>32700</text:p>
          </table:table-cell>
          <table:table-cell office:value-type="float" office:value="9155.66532118" calcext:value-type="float">
            <text:p>9155.66532118</text:p>
          </table:table-cell>
          <table:table-cell table:formula="of:=[.B74]/[.E74]" office:value-type="float" office:value="0.00238728067162278" calcext:value-type="float">
            <text:p>0.002387280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5714285714" calcext:value-type="float">
            <text:p>20.5714285714</text:p>
          </table:table-cell>
          <table:table-cell office:value-type="float" office:value="2.87139303461" calcext:value-type="float">
            <text:p>2.8713930346</text:p>
          </table:table-cell>
          <table:table-cell office:value-type="float" office:value="35000" calcext:value-type="float">
            <text:p>35000</text:p>
          </table:table-cell>
          <table:table-cell office:value-type="float" office:value="8303.73105222" calcext:value-type="float">
            <text:p>8303.73105222</text:p>
          </table:table-cell>
          <table:table-cell table:formula="of:=[.B75]/[.E75]" office:value-type="float" office:value="0.00247737173109674" calcext:value-type="float">
            <text:p>0.002477371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5.7162336455" calcext:value-type="float">
            <text:p>15.7162336455</text:p>
          </table:table-cell>
          <table:table-cell office:value-type="float" office:value="35100" calcext:value-type="float">
            <text:p>35100</text:p>
          </table:table-cell>
          <table:table-cell office:value-type="float" office:value="8717.46913742" calcext:value-type="float">
            <text:p>8717.46913742</text:p>
          </table:table-cell>
          <table:table-cell table:formula="of:=[.B76]/[.E76]" office:value-type="float" office:value="0.0120447802389439" calcext:value-type="float">
            <text:p>0.012044780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4285714286" calcext:value-type="float">
            <text:p>15.4285714286</text:p>
          </table:table-cell>
          <table:table-cell office:value-type="float" office:value="0.494871659305" calcext:value-type="float">
            <text:p>0.4948716593</text:p>
          </table:table-cell>
          <table:table-cell office:value-type="float" office:value="35100" calcext:value-type="float">
            <text:p>35100</text:p>
          </table:table-cell>
          <table:table-cell office:value-type="float" office:value="8686.92673983" calcext:value-type="float">
            <text:p>8686.92673983</text:p>
          </table:table-cell>
          <table:table-cell table:formula="of:=[.B77]/[.E77]" office:value-type="float" office:value="0.0017760678650436" calcext:value-type="float">
            <text:p>0.001776067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5714285714" calcext:value-type="float">
            <text:p>18.5714285714</text:p>
          </table:table-cell>
          <table:table-cell office:value-type="float" office:value="2.12852348939" calcext:value-type="float">
            <text:p>2.1285234894</text:p>
          </table:table-cell>
          <table:table-cell office:value-type="float" office:value="35100" calcext:value-type="float">
            <text:p>35100</text:p>
          </table:table-cell>
          <table:table-cell office:value-type="float" office:value="10757.6271952" calcext:value-type="float">
            <text:p>10757.6271952</text:p>
          </table:table-cell>
          <table:table-cell table:formula="of:=[.B78]/[.E78]" office:value-type="float" office:value="0.00172634989430443" calcext:value-type="float">
            <text:p>0.001726349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5" calcext:value-type="float">
            <text:p>37.5</text:p>
          </table:table-cell>
          <table:table-cell office:value-type="float" office:value="12.539936204" calcext:value-type="float">
            <text:p>12.539936204</text:p>
          </table:table-cell>
          <table:table-cell office:value-type="float" office:value="41600" calcext:value-type="float">
            <text:p>41600</text:p>
          </table:table-cell>
          <table:table-cell office:value-type="float" office:value="11400.8271396" calcext:value-type="float">
            <text:p>11400.8271396</text:p>
          </table:table-cell>
          <table:table-cell table:formula="of:=[.B79]/[.E79]" office:value-type="float" office:value="0.00328923503012744" calcext:value-type="float">
            <text:p>0.00328923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1" calcext:value-type="float">
            <text:p>35.1</text:p>
          </table:table-cell>
          <table:table-cell office:value-type="float" office:value="14.4599446749" calcext:value-type="float">
            <text:p>14.4599446749</text:p>
          </table:table-cell>
          <table:table-cell office:value-type="float" office:value="47500" calcext:value-type="float">
            <text:p>47500</text:p>
          </table:table-cell>
          <table:table-cell office:value-type="float" office:value="34214.7069118" calcext:value-type="float">
            <text:p>34214.7069118</text:p>
          </table:table-cell>
          <table:table-cell table:formula="of:=[.B80]/[.E80]" office:value-type="float" office:value="0.00102587463602953" calcext:value-type="float">
            <text:p>0.001025874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.7" calcext:value-type="float">
            <text:p>51.7</text:p>
          </table:table-cell>
          <table:table-cell office:value-type="float" office:value="12.6178445069" calcext:value-type="float">
            <text:p>12.6178445069</text:p>
          </table:table-cell>
          <table:table-cell office:value-type="float" office:value="47500" calcext:value-type="float">
            <text:p>47500</text:p>
          </table:table-cell>
          <table:table-cell office:value-type="float" office:value="34814.0019554" calcext:value-type="float">
            <text:p>34814.0019554</text:p>
          </table:table-cell>
          <table:table-cell table:formula="of:=[.B81]/[.E81]" office:value-type="float" office:value="0.00148503467272256" calcext:value-type="float">
            <text:p>0.001485034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6.428571429" calcext:value-type="float">
            <text:p>226.428571429</text:p>
          </table:table-cell>
          <table:table-cell office:value-type="float" office:value="67.6775065879" calcext:value-type="float">
            <text:p>67.6775065879</text:p>
          </table:table-cell>
          <table:table-cell office:value-type="float" office:value="15" calcext:value-type="float">
            <text:p>15</text:p>
          </table:table-cell>
          <table:table-cell office:value-type="float" office:value="24032.699779" calcext:value-type="float">
            <text:p>24032.699779</text:p>
          </table:table-cell>
          <table:table-cell table:formula="of:=[.B82]/[.E82]" office:value-type="float" office:value="0.00942168684796934" calcext:value-type="float">
            <text:p>0.009421686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.3" calcext:value-type="float">
            <text:p>250.3</text:p>
          </table:table-cell>
          <table:table-cell office:value-type="float" office:value="34.3017492265" calcext:value-type="float">
            <text:p>34.3017492265</text:p>
          </table:table-cell>
          <table:table-cell office:value-type="float" office:value="17" calcext:value-type="float">
            <text:p>17</text:p>
          </table:table-cell>
          <table:table-cell office:value-type="float" office:value="34090.0938794" calcext:value-type="float">
            <text:p>34090.0938794</text:p>
          </table:table-cell>
          <table:table-cell table:formula="of:=[.B83]/[.E83]" office:value-type="float" office:value="0.00734230890901863" calcext:value-type="float">
            <text:p>0.007342308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0.0142755248" calcext:value-type="float">
            <text:p>10.0142755248</text:p>
          </table:table-cell>
          <table:table-cell office:value-type="float" office:value="211" calcext:value-type="float">
            <text:p>211</text:p>
          </table:table-cell>
          <table:table-cell office:value-type="float" office:value="47275.9954494" calcext:value-type="float">
            <text:p>47275.9954494</text:p>
          </table:table-cell>
          <table:table-cell table:formula="of:=[.B84]/[.E84]" office:value-type="float" office:value="0.0022210002983942" calcext:value-type="float">
            <text:p>0.002221000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7142857143" calcext:value-type="float">
            <text:p>35.7142857143</text:p>
          </table:table-cell>
          <table:table-cell office:value-type="float" office:value="1.16057691495" calcext:value-type="float">
            <text:p>1.160576915</text:p>
          </table:table-cell>
          <table:table-cell office:value-type="float" office:value="1030" calcext:value-type="float">
            <text:p>1030</text:p>
          </table:table-cell>
          <table:table-cell office:value-type="float" office:value="9197.52895032" calcext:value-type="float">
            <text:p>9197.52895032</text:p>
          </table:table-cell>
          <table:table-cell table:formula="of:=[.B85]/[.E85]" office:value-type="float" office:value="0.00388303052996179" calcext:value-type="float">
            <text:p>0.003883030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.5714285714" calcext:value-type="float">
            <text:p>40.5714285714</text:p>
          </table:table-cell>
          <table:table-cell office:value-type="float" office:value="4.06578556307" calcext:value-type="float">
            <text:p>4.0657855631</text:p>
          </table:table-cell>
          <table:table-cell office:value-type="float" office:value="1120" calcext:value-type="float">
            <text:p>1120</text:p>
          </table:table-cell>
          <table:table-cell office:value-type="float" office:value="11120.9097689" calcext:value-type="float">
            <text:p>11120.9097689</text:p>
          </table:table-cell>
          <table:table-cell table:formula="of:=[.B86]/[.E86]" office:value-type="float" office:value="0.0036482112897687" calcext:value-type="float">
            <text:p>0.003648211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.4285714286" calcext:value-type="float">
            <text:p>74.4285714286</text:p>
          </table:table-cell>
          <table:table-cell office:value-type="float" office:value="3.95897327444" calcext:value-type="float">
            <text:p>3.9589732744</text:p>
          </table:table-cell>
          <table:table-cell office:value-type="float" office:value="5220" calcext:value-type="float">
            <text:p>5220</text:p>
          </table:table-cell>
          <table:table-cell office:value-type="float" office:value="29695.3857968" calcext:value-type="float">
            <text:p>29695.3857968</text:p>
          </table:table-cell>
          <table:table-cell table:formula="of:=[.B87]/[.E87]" office:value-type="float" office:value="0.00250640190155807" calcext:value-type="float">
            <text:p>0.002506401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3" calcext:value-type="float">
            <text:p>38.3</text:p>
          </table:table-cell>
          <table:table-cell office:value-type="float" office:value="4.4283179651" calcext:value-type="float">
            <text:p>4.4283179651</text:p>
          </table:table-cell>
          <table:table-cell office:value-type="float" office:value="5260" calcext:value-type="float">
            <text:p>5260</text:p>
          </table:table-cell>
          <table:table-cell office:value-type="float" office:value="34074.3752676" calcext:value-type="float">
            <text:p>34074.3752676</text:p>
          </table:table-cell>
          <table:table-cell table:formula="of:=[.B88]/[.E88]" office:value-type="float" office:value="0.00112401180356835" calcext:value-type="float">
            <text:p>0.001124011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.2" calcext:value-type="float">
            <text:p>48.2</text:p>
          </table:table-cell>
          <table:table-cell office:value-type="float" office:value="5.58211429478" calcext:value-type="float">
            <text:p>5.5821142948</text:p>
          </table:table-cell>
          <table:table-cell office:value-type="float" office:value="5640" calcext:value-type="float">
            <text:p>5640</text:p>
          </table:table-cell>
          <table:table-cell office:value-type="float" office:value="34006.1860213" calcext:value-type="float">
            <text:p>34006.1860213</text:p>
          </table:table-cell>
          <table:table-cell table:formula="of:=[.B89]/[.E89]" office:value-type="float" office:value="0.00141738917648129" calcext:value-type="float">
            <text:p>0.001417389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.2857142857" calcext:value-type="float">
            <text:p>53.2857142857</text:p>
          </table:table-cell>
          <table:table-cell office:value-type="float" office:value="0.699854212224" calcext:value-type="float">
            <text:p>0.6998542122</text:p>
          </table:table-cell>
          <table:table-cell office:value-type="float" office:value="7310" calcext:value-type="float">
            <text:p>7310</text:p>
          </table:table-cell>
          <table:table-cell office:value-type="float" office:value="30343.7557764" calcext:value-type="float">
            <text:p>30343.7557764</text:p>
          </table:table-cell>
          <table:table-cell table:formula="of:=[.B90]/[.E90]" office:value-type="float" office:value="0.00175606851961098" calcext:value-type="float">
            <text:p>0.00175606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1.714285714" calcext:value-type="float">
            <text:p>141.714285714</text:p>
          </table:table-cell>
          <table:table-cell office:value-type="float" office:value="103.176290584" calcext:value-type="float">
            <text:p>103.176290584</text:p>
          </table:table-cell>
          <table:table-cell office:value-type="float" office:value="8830" calcext:value-type="float">
            <text:p>8830</text:p>
          </table:table-cell>
          <table:table-cell office:value-type="float" office:value="26197.755175" calcext:value-type="float">
            <text:p>26197.755175</text:p>
          </table:table-cell>
          <table:table-cell table:formula="of:=[.B91]/[.E91]" office:value-type="float" office:value="0.0054094056825615" calcext:value-type="float">
            <text:p>0.005409405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.2" calcext:value-type="float">
            <text:p>73.2</text:p>
          </table:table-cell>
          <table:table-cell office:value-type="float" office:value="9.13016976841" calcext:value-type="float">
            <text:p>9.1301697684</text:p>
          </table:table-cell>
          <table:table-cell office:value-type="float" office:value="10200" calcext:value-type="float">
            <text:p>10200</text:p>
          </table:table-cell>
          <table:table-cell office:value-type="float" office:value="24803.6806229" calcext:value-type="float">
            <text:p>24803.6806229</text:p>
          </table:table-cell>
          <table:table-cell table:formula="of:=[.B92]/[.E92]" office:value-type="float" office:value="0.00295117491282395" calcext:value-type="float">
            <text:p>0.002951174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.1428571429" calcext:value-type="float">
            <text:p>79.1428571429</text:p>
          </table:table-cell>
          <table:table-cell office:value-type="float" office:value="6.49018096663" calcext:value-type="float">
            <text:p>6.4901809666</text:p>
          </table:table-cell>
          <table:table-cell office:value-type="float" office:value="10300" calcext:value-type="float">
            <text:p>10300</text:p>
          </table:table-cell>
          <table:table-cell office:value-type="float" office:value="51791.3442734" calcext:value-type="float">
            <text:p>51791.3442734</text:p>
          </table:table-cell>
          <table:table-cell table:formula="of:=[.B93]/[.E93]" office:value-type="float" office:value="0.00152810973055874" calcext:value-type="float">
            <text:p>0.001528109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float" office:value="6.3" calcext:value-type="float">
            <text:p>6.3</text:p>
          </table:table-cell>
          <table:table-cell office:value-type="float" office:value="10500" calcext:value-type="float">
            <text:p>10500</text:p>
          </table:table-cell>
          <table:table-cell office:value-type="float" office:value="24824.5320763" calcext:value-type="float">
            <text:p>24824.5320763</text:p>
          </table:table-cell>
          <table:table-cell table:formula="of:=[.B94]/[.E94]" office:value-type="float" office:value="0.00301717670930471" calcext:value-type="float">
            <text:p>0.003017176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7142857143" calcext:value-type="float">
            <text:p>50.7142857143</text:p>
          </table:table-cell>
          <table:table-cell office:value-type="float" office:value="2.49079939631" calcext:value-type="float">
            <text:p>2.4907993963</text:p>
          </table:table-cell>
          <table:table-cell office:value-type="float" office:value="10500" calcext:value-type="float">
            <text:p>10500</text:p>
          </table:table-cell>
          <table:table-cell office:value-type="float" office:value="32972.8038979" calcext:value-type="float">
            <text:p>32972.8038979</text:p>
          </table:table-cell>
          <table:table-cell table:formula="of:=[.B95]/[.E95]" office:value-type="float" office:value="0.00153806409280013" calcext:value-type="float">
            <text:p>0.001538064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7142857143" calcext:value-type="float">
            <text:p>38.7142857143</text:p>
          </table:table-cell>
          <table:table-cell office:value-type="float" office:value="3.01018678653" calcext:value-type="float">
            <text:p>3.0101867865</text:p>
          </table:table-cell>
          <table:table-cell office:value-type="float" office:value="10500" calcext:value-type="float">
            <text:p>10500</text:p>
          </table:table-cell>
          <table:table-cell office:value-type="float" office:value="8273.50993732" calcext:value-type="float">
            <text:p>8273.50993732</text:p>
          </table:table-cell>
          <table:table-cell table:formula="of:=[.B96]/[.E96]" office:value-type="float" office:value="0.00467930612371278" calcext:value-type="float">
            <text:p>0.004679306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1428571429" calcext:value-type="float">
            <text:p>62.1428571429</text:p>
          </table:table-cell>
          <table:table-cell office:value-type="float" office:value="3.1815796359" calcext:value-type="float">
            <text:p>3.1815796359</text:p>
          </table:table-cell>
          <table:table-cell office:value-type="float" office:value="10600" calcext:value-type="float">
            <text:p>10600</text:p>
          </table:table-cell>
          <table:table-cell office:value-type="float" office:value="47102.2267441" calcext:value-type="float">
            <text:p>47102.2267441</text:p>
          </table:table-cell>
          <table:table-cell table:formula="of:=[.B97]/[.E97]" office:value-type="float" office:value="0.00131931888232193" calcext:value-type="float">
            <text:p>0.001319318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5714285714" calcext:value-type="float">
            <text:p>49.5714285714</text:p>
          </table:table-cell>
          <table:table-cell office:value-type="float" office:value="1.29362644831" calcext:value-type="float">
            <text:p>1.2936264483</text:p>
          </table:table-cell>
          <table:table-cell office:value-type="float" office:value="10600" calcext:value-type="float">
            <text:p>10600</text:p>
          </table:table-cell>
          <table:table-cell office:value-type="float" office:value="25858.4005874" calcext:value-type="float">
            <text:p>25858.4005874</text:p>
          </table:table-cell>
          <table:table-cell table:formula="of:=[.B98]/[.E98]" office:value-type="float" office:value="0.00191703382441815" calcext:value-type="float">
            <text:p>0.001917033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.4285714286" calcext:value-type="float">
            <text:p>55.4285714286</text:p>
          </table:table-cell>
          <table:table-cell office:value-type="float" office:value="5.52545131595" calcext:value-type="float">
            <text:p>5.525451316</text:p>
          </table:table-cell>
          <table:table-cell office:value-type="float" office:value="10800" calcext:value-type="float">
            <text:p>10800</text:p>
          </table:table-cell>
          <table:table-cell office:value-type="float" office:value="36612.3745007" calcext:value-type="float">
            <text:p>36612.3745007</text:p>
          </table:table-cell>
          <table:table-cell table:formula="of:=[.B99]/[.E99]" office:value-type="float" office:value="0.00151392998090141" calcext:value-type="float">
            <text:p>0.0015139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9.428571429" calcext:value-type="float">
            <text:p>139.428571429</text:p>
          </table:table-cell>
          <table:table-cell office:value-type="float" office:value="48.9076597648" calcext:value-type="float">
            <text:p>48.9076597648</text:p>
          </table:table-cell>
          <table:table-cell office:value-type="float" office:value="11600" calcext:value-type="float">
            <text:p>11600</text:p>
          </table:table-cell>
          <table:table-cell office:value-type="float" office:value="45958.1611974" calcext:value-type="float">
            <text:p>45958.1611974</text:p>
          </table:table-cell>
          <table:table-cell table:formula="of:=[.B100]/[.E100]" office:value-type="float" office:value="0.00303381527450859" calcext:value-type="float">
            <text:p>0.003033815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.2" calcext:value-type="float">
            <text:p>103.2</text:p>
          </table:table-cell>
          <table:table-cell office:value-type="float" office:value="26.7761087539" calcext:value-type="float">
            <text:p>26.7761087539</text:p>
          </table:table-cell>
          <table:table-cell office:value-type="float" office:value="15300" calcext:value-type="float">
            <text:p>15300</text:p>
          </table:table-cell>
          <table:table-cell office:value-type="float" office:value="31699.6064059" calcext:value-type="float">
            <text:p>31699.6064059</text:p>
          </table:table-cell>
          <table:table-cell table:formula="of:=[.B101]/[.E101]" office:value-type="float" office:value="0.00325556092648495" calcext:value-type="float">
            <text:p>0.003255560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.1428571429" calcext:value-type="float">
            <text:p>33.1428571429</text:p>
          </table:table-cell>
          <table:table-cell office:value-type="float" office:value="1.95875845726" calcext:value-type="float">
            <text:p>1.9587584573</text:p>
          </table:table-cell>
          <table:table-cell office:value-type="float" office:value="15400" calcext:value-type="float">
            <text:p>15400</text:p>
          </table:table-cell>
          <table:table-cell office:value-type="float" office:value="11840.3277714" calcext:value-type="float">
            <text:p>11840.3277714</text:p>
          </table:table-cell>
          <table:table-cell table:formula="of:=[.B102]/[.E102]" office:value-type="float" office:value="0.00279915030924699" calcext:value-type="float">
            <text:p>0.002799150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.75" calcext:value-type="float">
            <text:p>148.75</text:p>
          </table:table-cell>
          <table:table-cell office:value-type="float" office:value="65.7053080048" calcext:value-type="float">
            <text:p>65.7053080048</text:p>
          </table:table-cell>
          <table:table-cell office:value-type="float" office:value="16400" calcext:value-type="float">
            <text:p>16400</text:p>
          </table:table-cell>
          <table:table-cell office:value-type="float" office:value="34610.6762206" calcext:value-type="float">
            <text:p>34610.6762206</text:p>
          </table:table-cell>
          <table:table-cell table:formula="of:=[.B103]/[.E103]" office:value-type="float" office:value="0.00429780681116728" calcext:value-type="float">
            <text:p>0.004297806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.857142857" calcext:value-type="float">
            <text:p>152.857142857</text:p>
          </table:table-cell>
          <table:table-cell office:value-type="float" office:value="36.0294663988" calcext:value-type="float">
            <text:p>36.0294663988</text:p>
          </table:table-cell>
          <table:table-cell office:value-type="float" office:value="16400" calcext:value-type="float">
            <text:p>16400</text:p>
          </table:table-cell>
          <table:table-cell office:value-type="float" office:value="11562.6128613" calcext:value-type="float">
            <text:p>11562.6128613</text:p>
          </table:table-cell>
          <table:table-cell table:formula="of:=[.B104]/[.E104]" office:value-type="float" office:value="0.0132199481804508" calcext:value-type="float">
            <text:p>0.013219948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.60356745147" calcext:value-type="float">
            <text:p>1.6035674515</text:p>
          </table:table-cell>
          <table:table-cell office:value-type="float" office:value="16500" calcext:value-type="float">
            <text:p>16500</text:p>
          </table:table-cell>
          <table:table-cell office:value-type="float" office:value="12149.828289" calcext:value-type="float">
            <text:p>12149.828289</text:p>
          </table:table-cell>
          <table:table-cell table:formula="of:=[.B105]/[.E105]" office:value-type="float" office:value="0.00271608776807792" calcext:value-type="float">
            <text:p>0.002716087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.4285714286" calcext:value-type="float">
            <text:p>42.4285714286</text:p>
          </table:table-cell>
          <table:table-cell office:value-type="float" office:value="4.56249126362" calcext:value-type="float">
            <text:p>4.5624912636</text:p>
          </table:table-cell>
          <table:table-cell office:value-type="float" office:value="17200" calcext:value-type="float">
            <text:p>17200</text:p>
          </table:table-cell>
          <table:table-cell office:value-type="float" office:value="9574.73565813" calcext:value-type="float">
            <text:p>9574.73565813</text:p>
          </table:table-cell>
          <table:table-cell table:formula="of:=[.B106]/[.E106]" office:value-type="float" office:value="0.00443130473190385" calcext:value-type="float">
            <text:p>0.004431304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.142857143" calcext:value-type="float">
            <text:p>122.142857143</text:p>
          </table:table-cell>
          <table:table-cell office:value-type="float" office:value="52.1958634689" calcext:value-type="float">
            <text:p>52.1958634689</text:p>
          </table:table-cell>
          <table:table-cell office:value-type="float" office:value="20000" calcext:value-type="float">
            <text:p>20000</text:p>
          </table:table-cell>
          <table:table-cell office:value-type="float" office:value="26493.5904969" calcext:value-type="float">
            <text:p>26493.5904969</text:p>
          </table:table-cell>
          <table:table-cell table:formula="of:=[.B107]/[.E107]" office:value-type="float" office:value="0.00461027949976398" calcext:value-type="float">
            <text:p>0.004610279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5714285714" calcext:value-type="float">
            <text:p>45.5714285714</text:p>
          </table:table-cell>
          <table:table-cell office:value-type="float" office:value="5.09501557146" calcext:value-type="float">
            <text:p>5.0950155715</text:p>
          </table:table-cell>
          <table:table-cell office:value-type="float" office:value="20900" calcext:value-type="float">
            <text:p>20900</text:p>
          </table:table-cell>
          <table:table-cell office:value-type="float" office:value="8828.11439677" calcext:value-type="float">
            <text:p>8828.11439677</text:p>
          </table:table-cell>
          <table:table-cell table:formula="of:=[.B108]/[.E108]" office:value-type="float" office:value="0.00516207952494063" calcext:value-type="float">
            <text:p>0.005162079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1428571429" calcext:value-type="float">
            <text:p>32.1428571429</text:p>
          </table:table-cell>
          <table:table-cell office:value-type="float" office:value="3.44045559394" calcext:value-type="float">
            <text:p>3.4404555939</text:p>
          </table:table-cell>
          <table:table-cell office:value-type="float" office:value="22300" calcext:value-type="float">
            <text:p>22300</text:p>
          </table:table-cell>
          <table:table-cell office:value-type="float" office:value="9834.50322538" calcext:value-type="float">
            <text:p>9834.50322538</text:p>
          </table:table-cell>
          <table:table-cell table:formula="of:=[.B109]/[.E109]" office:value-type="float" office:value="0.00326837628767548" calcext:value-type="float">
            <text:p>0.003268376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2857142857" calcext:value-type="float">
            <text:p>37.2857142857</text:p>
          </table:table-cell>
          <table:table-cell office:value-type="float" office:value="1.97948663722" calcext:value-type="float">
            <text:p>1.9794866372</text:p>
          </table:table-cell>
          <table:table-cell office:value-type="float" office:value="25400" calcext:value-type="float">
            <text:p>25400</text:p>
          </table:table-cell>
          <table:table-cell office:value-type="float" office:value="17283.2722488" calcext:value-type="float">
            <text:p>17283.2722488</text:p>
          </table:table-cell>
          <table:table-cell table:formula="of:=[.B110]/[.E110]" office:value-type="float" office:value="0.00215732956982662" calcext:value-type="float">
            <text:p>0.002157329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4285714286" calcext:value-type="float">
            <text:p>24.4285714286</text:p>
          </table:table-cell>
          <table:table-cell office:value-type="float" office:value="1.59078981795" calcext:value-type="float">
            <text:p>1.590789818</text:p>
          </table:table-cell>
          <table:table-cell office:value-type="float" office:value="26100" calcext:value-type="float">
            <text:p>26100</text:p>
          </table:table-cell>
          <table:table-cell office:value-type="float" office:value="11101.2695874" calcext:value-type="float">
            <text:p>11101.2695874</text:p>
          </table:table-cell>
          <table:table-cell table:formula="of:=[.B111]/[.E111]" office:value-type="float" office:value="0.00220052051130499" calcext:value-type="float">
            <text:p>0.002200520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.4" calcext:value-type="float">
            <text:p>65.4</text:p>
          </table:table-cell>
          <table:table-cell office:value-type="float" office:value="52.0791705003" calcext:value-type="float">
            <text:p>52.0791705003</text:p>
          </table:table-cell>
          <table:table-cell office:value-type="float" office:value="30200" calcext:value-type="float">
            <text:p>30200</text:p>
          </table:table-cell>
          <table:table-cell office:value-type="float" office:value="11298.1561625" calcext:value-type="float">
            <text:p>11298.1561625</text:p>
          </table:table-cell>
          <table:table-cell table:formula="of:=[.B112]/[.E112]" office:value-type="float" office:value="0.00578855514646459" calcext:value-type="float">
            <text:p>0.005788555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6.7" calcext:value-type="float">
            <text:p>166.7</text:p>
          </table:table-cell>
          <table:table-cell office:value-type="float" office:value="34.7334133076" calcext:value-type="float">
            <text:p>34.7334133076</text:p>
          </table:table-cell>
          <table:table-cell office:value-type="float" office:value="30200" calcext:value-type="float">
            <text:p>30200</text:p>
          </table:table-cell>
          <table:table-cell office:value-type="float" office:value="11114.4295742" calcext:value-type="float">
            <text:p>11114.4295742</text:p>
          </table:table-cell>
          <table:table-cell table:formula="of:=[.B113]/[.E113]" office:value-type="float" office:value="0.014998520516695" calcext:value-type="float">
            <text:p>0.014998520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1428571429" calcext:value-type="float">
            <text:p>30.1428571429</text:p>
          </table:table-cell>
          <table:table-cell office:value-type="float" office:value="3.1815796359" calcext:value-type="float">
            <text:p>3.1815796359</text:p>
          </table:table-cell>
          <table:table-cell office:value-type="float" office:value="30800" calcext:value-type="float">
            <text:p>30800</text:p>
          </table:table-cell>
          <table:table-cell office:value-type="float" office:value="26694.6236575" calcext:value-type="float">
            <text:p>26694.6236575</text:p>
          </table:table-cell>
          <table:table-cell table:formula="of:=[.B114]/[.E114]" office:value-type="float" office:value="0.00112917333204026" calcext:value-type="float">
            <text:p>0.001129173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2857142857" calcext:value-type="float">
            <text:p>28.2857142857</text:p>
          </table:table-cell>
          <table:table-cell office:value-type="float" office:value="1.27775313" calcext:value-type="float">
            <text:p>1.27775313</text:p>
          </table:table-cell>
          <table:table-cell office:value-type="float" office:value="31600" calcext:value-type="float">
            <text:p>31600</text:p>
          </table:table-cell>
          <table:table-cell office:value-type="float" office:value="12428.862768" calcext:value-type="float">
            <text:p>12428.862768</text:p>
          </table:table-cell>
          <table:table-cell table:formula="of:=[.B115]/[.E115]" office:value-type="float" office:value="0.0022758087214967" calcext:value-type="float">
            <text:p>0.002275808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2857142857" calcext:value-type="float">
            <text:p>43.2857142857</text:p>
          </table:table-cell>
          <table:table-cell office:value-type="float" office:value="2.49079939631" calcext:value-type="float">
            <text:p>2.4907993963</text:p>
          </table:table-cell>
          <table:table-cell office:value-type="float" office:value="31600" calcext:value-type="float">
            <text:p>31600</text:p>
          </table:table-cell>
          <table:table-cell office:value-type="float" office:value="10115.3083687" calcext:value-type="float">
            <text:p>10115.3083687</text:p>
          </table:table-cell>
          <table:table-cell table:formula="of:=[.B116]/[.E116]" office:value-type="float" office:value="0.00427922834459895" calcext:value-type="float">
            <text:p>0.004279228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.8571428571" calcext:value-type="float">
            <text:p>32.8571428571</text:p>
          </table:table-cell>
          <table:table-cell office:value-type="float" office:value="2.74791200881" calcext:value-type="float">
            <text:p>2.7479120088</text:p>
          </table:table-cell>
          <table:table-cell office:value-type="float" office:value="32700" calcext:value-type="float">
            <text:p>32700</text:p>
          </table:table-cell>
          <table:table-cell office:value-type="float" office:value="9155.66532118" calcext:value-type="float">
            <text:p>9155.66532118</text:p>
          </table:table-cell>
          <table:table-cell table:formula="of:=[.B117]/[.E117]" office:value-type="float" office:value="0.00358872257825882" calcext:value-type="float">
            <text:p>0.003588722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.1428571429" calcext:value-type="float">
            <text:p>40.1428571429</text:p>
          </table:table-cell>
          <table:table-cell office:value-type="float" office:value="2.7994168489" calcext:value-type="float">
            <text:p>2.7994168489</text:p>
          </table:table-cell>
          <table:table-cell office:value-type="float" office:value="35000" calcext:value-type="float">
            <text:p>35000</text:p>
          </table:table-cell>
          <table:table-cell office:value-type="float" office:value="8303.73105222" calcext:value-type="float">
            <text:p>8303.73105222</text:p>
          </table:table-cell>
          <table:table-cell table:formula="of:=[.B118]/[.E118]" office:value-type="float" office:value="0.00483431566972148" calcext:value-type="float">
            <text:p>0.004834315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.5" calcext:value-type="float">
            <text:p>145.5</text:p>
          </table:table-cell>
          <table:table-cell office:value-type="float" office:value="26.7721870605" calcext:value-type="float">
            <text:p>26.7721870605</text:p>
          </table:table-cell>
          <table:table-cell office:value-type="float" office:value="35100" calcext:value-type="float">
            <text:p>35100</text:p>
          </table:table-cell>
          <table:table-cell office:value-type="float" office:value="8717.46913742" calcext:value-type="float">
            <text:p>8717.46913742</text:p>
          </table:table-cell>
          <table:table-cell table:formula="of:=[.B119]/[.E119]" office:value-type="float" office:value="0.0166906240453937" calcext:value-type="float">
            <text:p>0.0166906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8571428571" calcext:value-type="float">
            <text:p>30.8571428571</text:p>
          </table:table-cell>
          <table:table-cell office:value-type="float" office:value="0.638876565" calcext:value-type="float">
            <text:p>0.638876565</text:p>
          </table:table-cell>
          <table:table-cell office:value-type="float" office:value="35100" calcext:value-type="float">
            <text:p>35100</text:p>
          </table:table-cell>
          <table:table-cell office:value-type="float" office:value="8686.92673983" calcext:value-type="float">
            <text:p>8686.92673983</text:p>
          </table:table-cell>
          <table:table-cell table:formula="of:=[.B120]/[.E120]" office:value-type="float" office:value="0.00355213573007568" calcext:value-type="float">
            <text:p>0.003552135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.07059789431" calcext:value-type="float">
            <text:p>3.0705978943</text:p>
          </table:table-cell>
          <table:table-cell office:value-type="float" office:value="35100" calcext:value-type="float">
            <text:p>35100</text:p>
          </table:table-cell>
          <table:table-cell office:value-type="float" office:value="10757.6271952" calcext:value-type="float">
            <text:p>10757.6271952</text:p>
          </table:table-cell>
          <table:table-cell table:formula="of:=[.B121]/[.E121]" office:value-type="float" office:value="0.00334646287204143" calcext:value-type="float">
            <text:p>0.003346462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.9" calcext:value-type="float">
            <text:p>192.9</text:p>
          </table:table-cell>
          <table:table-cell office:value-type="float" office:value="140.837104486" calcext:value-type="float">
            <text:p>140.837104486</text:p>
          </table:table-cell>
          <table:table-cell office:value-type="float" office:value="41600" calcext:value-type="float">
            <text:p>41600</text:p>
          </table:table-cell>
          <table:table-cell office:value-type="float" office:value="11400.8271396" calcext:value-type="float">
            <text:p>11400.8271396</text:p>
          </table:table-cell>
          <table:table-cell table:formula="of:=[.B122]/[.E122]" office:value-type="float" office:value="0.0169198249949756" calcext:value-type="float">
            <text:p>0.01691982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8" calcext:value-type="float">
            <text:p>45.8</text:p>
          </table:table-cell>
          <table:table-cell office:value-type="float" office:value="0.6" calcext:value-type="float">
            <text:p>0.6</text:p>
          </table:table-cell>
          <table:table-cell office:value-type="float" office:value="47500" calcext:value-type="float">
            <text:p>47500</text:p>
          </table:table-cell>
          <table:table-cell office:value-type="float" office:value="34214.7069118" calcext:value-type="float">
            <text:p>34214.7069118</text:p>
          </table:table-cell>
          <table:table-cell table:formula="of:=[.B123]/[.E123]" office:value-type="float" office:value="0.0013386056504317" calcext:value-type="float">
            <text:p>0.001338605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.3" calcext:value-type="float">
            <text:p>61.3</text:p>
          </table:table-cell>
          <table:table-cell office:value-type="float" office:value="11.9586788568" calcext:value-type="float">
            <text:p>11.9586788568</text:p>
          </table:table-cell>
          <table:table-cell office:value-type="float" office:value="47500" calcext:value-type="float">
            <text:p>47500</text:p>
          </table:table-cell>
          <table:table-cell office:value-type="float" office:value="34814.0019554" calcext:value-type="float">
            <text:p>34814.0019554</text:p>
          </table:table-cell>
          <table:table-cell table:formula="of:=[.B124]/[.E124]" office:value-type="float" office:value="0.00176078579183545" calcext:value-type="float">
            <text:p>0.001760785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7.2" calcext:value-type="float">
            <text:p>567.2</text:p>
          </table:table-cell>
          <table:table-cell office:value-type="float" office:value="69.2456496829" calcext:value-type="float">
            <text:p>69.2456496829</text:p>
          </table:table-cell>
          <table:table-cell office:value-type="float" office:value="15" calcext:value-type="float">
            <text:p>15</text:p>
          </table:table-cell>
          <table:table-cell office:value-type="float" office:value="24032.699779" calcext:value-type="float">
            <text:p>24032.699779</text:p>
          </table:table-cell>
          <table:table-cell table:formula="of:=[.B125]/[.E125]" office:value-type="float" office:value="0.0236011769470705" calcext:value-type="float">
            <text:p>0.023601176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6.4" calcext:value-type="float">
            <text:p>606.4</text:p>
          </table:table-cell>
          <table:table-cell office:value-type="float" office:value="71.9099436796" calcext:value-type="float">
            <text:p>71.9099436796</text:p>
          </table:table-cell>
          <table:table-cell office:value-type="float" office:value="17" calcext:value-type="float">
            <text:p>17</text:p>
          </table:table-cell>
          <table:table-cell office:value-type="float" office:value="34090.0938794" calcext:value-type="float">
            <text:p>34090.0938794</text:p>
          </table:table-cell>
          <table:table-cell table:formula="of:=[.B126]/[.E126]" office:value-type="float" office:value="0.0177881586992764" calcext:value-type="float">
            <text:p>0.0177881587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12.4" calcext:value-type="float">
            <text:p>212.4</text:p>
          </table:table-cell>
          <table:table-cell table:style-name="ce2" office:value-type="float" office:value="83.7534476902" calcext:value-type="float">
            <text:p>83.753447690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47275.9954494" calcext:value-type="float">
            <text:p>47275.9954494</text:p>
          </table:table-cell>
          <table:table-cell table:style-name="ce2" table:formula="of:=[.B127]/[.E127]" office:value-type="float" office:value="0.00449276631789454" calcext:value-type="float">
            <text:p>0.0044927663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28.3760462362" calcext:value-type="float">
            <text:p>28.3760462362</text:p>
          </table:table-cell>
          <table:table-cell office:value-type="float" office:value="1030" calcext:value-type="float">
            <text:p>1030</text:p>
          </table:table-cell>
          <table:table-cell office:value-type="float" office:value="9197.52895032" calcext:value-type="float">
            <text:p>9197.52895032</text:p>
          </table:table-cell>
          <table:table-cell table:formula="of:=[.B128]/[.E128]" office:value-type="float" office:value="0.0133731571451831" calcext:value-type="float">
            <text:p>0.013373157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" calcext:value-type="float">
            <text:p>95.2</text:p>
          </table:table-cell>
          <table:table-cell office:value-type="float" office:value="3.96988664826" calcext:value-type="float">
            <text:p>3.9698866483</text:p>
          </table:table-cell>
          <table:table-cell office:value-type="float" office:value="1120" calcext:value-type="float">
            <text:p>1120</text:p>
          </table:table-cell>
          <table:table-cell office:value-type="float" office:value="11120.9097689" calcext:value-type="float">
            <text:p>11120.9097689</text:p>
          </table:table-cell>
          <table:table-cell table:formula="of:=[.B129]/[.E129]" office:value-type="float" office:value="0.00856045071656188" calcext:value-type="float">
            <text:p>0.008560450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.6" calcext:value-type="float">
            <text:p>200.6</text:p>
          </table:table-cell>
          <table:table-cell office:value-type="float" office:value="12.0432553739" calcext:value-type="float">
            <text:p>12.0432553739</text:p>
          </table:table-cell>
          <table:table-cell office:value-type="float" office:value="5220" calcext:value-type="float">
            <text:p>5220</text:p>
          </table:table-cell>
          <table:table-cell office:value-type="float" office:value="29695.3857968" calcext:value-type="float">
            <text:p>29695.3857968</text:p>
          </table:table-cell>
          <table:table-cell table:formula="of:=[.B130]/[.E130]" office:value-type="float" office:value="0.00675525825367848" calcext:value-type="float">
            <text:p>0.0067552583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2" calcext:value-type="float">
            <text:p>92.2</text:p>
          </table:table-cell>
          <table:table-cell office:value-type="float" office:value="3.6" calcext:value-type="float">
            <text:p>3.6</text:p>
          </table:table-cell>
          <table:table-cell office:value-type="float" office:value="5260" calcext:value-type="float">
            <text:p>5260</text:p>
          </table:table-cell>
          <table:table-cell office:value-type="float" office:value="34074.3752676" calcext:value-type="float">
            <text:p>34074.3752676</text:p>
          </table:table-cell>
          <table:table-cell table:formula="of:=[.B131]/[.E131]" office:value-type="float" office:value="0.00270584564723244" calcext:value-type="float">
            <text:p>0.0027058456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9.4" calcext:value-type="float">
            <text:p>189.4</text:p>
          </table:table-cell>
          <table:table-cell office:value-type="float" office:value="3.55527776693" calcext:value-type="float">
            <text:p>3.5552777669</text:p>
          </table:table-cell>
          <table:table-cell office:value-type="float" office:value="5430" calcext:value-type="float">
            <text:p>5430</text:p>
          </table:table-cell>
          <table:table-cell office:value-type="float" office:value="65632.2193816" calcext:value-type="float">
            <text:p>65632.2193816</text:p>
          </table:table-cell>
          <table:table-cell table:formula="of:=[.B132]/[.E132]" office:value-type="float" office:value="0.00288577777476619" calcext:value-type="float">
            <text:p>0.002885777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.6" calcext:value-type="float">
            <text:p>117.6</text:p>
          </table:table-cell>
          <table:table-cell office:value-type="float" office:value="6.82934843159" calcext:value-type="float">
            <text:p>6.8293484316</text:p>
          </table:table-cell>
          <table:table-cell office:value-type="float" office:value="5640" calcext:value-type="float">
            <text:p>5640</text:p>
          </table:table-cell>
          <table:table-cell office:value-type="float" office:value="34006.1860213" calcext:value-type="float">
            <text:p>34006.1860213</text:p>
          </table:table-cell>
          <table:table-cell table:formula="of:=[.B133]/[.E133]" office:value-type="float" office:value="0.00345819433929875" calcext:value-type="float">
            <text:p>0.0034581943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.4" calcext:value-type="float">
            <text:p>133.4</text:p>
          </table:table-cell>
          <table:table-cell office:value-type="float" office:value="3.07245829915" calcext:value-type="float">
            <text:p>3.0724582992</text:p>
          </table:table-cell>
          <table:table-cell office:value-type="float" office:value="7310" calcext:value-type="float">
            <text:p>7310</text:p>
          </table:table-cell>
          <table:table-cell office:value-type="float" office:value="30343.7557764" calcext:value-type="float">
            <text:p>30343.7557764</text:p>
          </table:table-cell>
          <table:table-cell table:formula="of:=[.B134]/[.E134]" office:value-type="float" office:value="0.00439629164507554" calcext:value-type="float">
            <text:p>0.0043962916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.8" calcext:value-type="float">
            <text:p>102.8</text:p>
          </table:table-cell>
          <table:table-cell office:value-type="float" office:value="8.79545337092" calcext:value-type="float">
            <text:p>8.7954533709</text:p>
          </table:table-cell>
          <table:table-cell office:value-type="float" office:value="8830" calcext:value-type="float">
            <text:p>8830</text:p>
          </table:table-cell>
          <table:table-cell office:value-type="float" office:value="26197.755175" calcext:value-type="float">
            <text:p>26197.755175</text:p>
          </table:table-cell>
          <table:table-cell table:formula="of:=[.B135]/[.E135]" office:value-type="float" office:value="0.00392400033183377" calcext:value-type="float">
            <text:p>0.0039240003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5.8" calcext:value-type="float">
            <text:p>185.8</text:p>
          </table:table-cell>
          <table:table-cell office:value-type="float" office:value="13.9484766193" calcext:value-type="float">
            <text:p>13.9484766193</text:p>
          </table:table-cell>
          <table:table-cell office:value-type="float" office:value="10200" calcext:value-type="float">
            <text:p>10200</text:p>
          </table:table-cell>
          <table:table-cell office:value-type="float" office:value="24803.6806229" calcext:value-type="float">
            <text:p>24803.6806229</text:p>
          </table:table-cell>
          <table:table-cell table:formula="of:=[.B136]/[.E136]" office:value-type="float" office:value="0.00749082375413511" calcext:value-type="float">
            <text:p>0.007490823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7.8" calcext:value-type="float">
            <text:p>177.8</text:p>
          </table:table-cell>
          <table:table-cell office:value-type="float" office:value="11.9733036377" calcext:value-type="float">
            <text:p>11.9733036377</text:p>
          </table:table-cell>
          <table:table-cell office:value-type="float" office:value="10300" calcext:value-type="float">
            <text:p>10300</text:p>
          </table:table-cell>
          <table:table-cell office:value-type="float" office:value="51791.3442734" calcext:value-type="float">
            <text:p>51791.3442734</text:p>
          </table:table-cell>
          <table:table-cell table:formula="of:=[.B137]/[.E137]" office:value-type="float" office:value="0.00343300608421006" calcext:value-type="float">
            <text:p>0.003433006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1.2" calcext:value-type="float">
            <text:p>191.2</text:p>
          </table:table-cell>
          <table:table-cell office:value-type="float" office:value="18.8616012046" calcext:value-type="float">
            <text:p>18.8616012046</text:p>
          </table:table-cell>
          <table:table-cell office:value-type="float" office:value="10500" calcext:value-type="float">
            <text:p>10500</text:p>
          </table:table-cell>
          <table:table-cell office:value-type="float" office:value="24824.5320763" calcext:value-type="float">
            <text:p>24824.5320763</text:p>
          </table:table-cell>
          <table:table-cell table:formula="of:=[.B138]/[.E138]" office:value-type="float" office:value="0.00770205856901282" calcext:value-type="float">
            <text:p>0.0077020586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.6" calcext:value-type="float">
            <text:p>125.6</text:p>
          </table:table-cell>
          <table:table-cell office:value-type="float" office:value="2.87054001888" calcext:value-type="float">
            <text:p>2.8705400189</text:p>
          </table:table-cell>
          <table:table-cell office:value-type="float" office:value="10500" calcext:value-type="float">
            <text:p>10500</text:p>
          </table:table-cell>
          <table:table-cell office:value-type="float" office:value="32972.8038979" calcext:value-type="float">
            <text:p>32972.8038979</text:p>
          </table:table-cell>
          <table:table-cell table:formula="of:=[.B139]/[.E139]" office:value-type="float" office:value="0.00380919986025208" calcext:value-type="float">
            <text:p>0.003809199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.6" calcext:value-type="float">
            <text:p>108.6</text:p>
          </table:table-cell>
          <table:table-cell office:value-type="float" office:value="37.2859222764" calcext:value-type="float">
            <text:p>37.2859222764</text:p>
          </table:table-cell>
          <table:table-cell office:value-type="float" office:value="10500" calcext:value-type="float">
            <text:p>10500</text:p>
          </table:table-cell>
          <table:table-cell office:value-type="float" office:value="8273.50993732" calcext:value-type="float">
            <text:p>8273.50993732</text:p>
          </table:table-cell>
          <table:table-cell table:formula="of:=[.B140]/[.E140]" office:value-type="float" office:value="0.0131262306835614" calcext:value-type="float">
            <text:p>0.013126230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2.2803508502" calcext:value-type="float">
            <text:p>2.2803508502</text:p>
          </table:table-cell>
          <table:table-cell office:value-type="float" office:value="10600" calcext:value-type="float">
            <text:p>10600</text:p>
          </table:table-cell>
          <table:table-cell office:value-type="float" office:value="47102.2267441" calcext:value-type="float">
            <text:p>47102.2267441</text:p>
          </table:table-cell>
          <table:table-cell table:formula="of:=[.B141]/[.E141]" office:value-type="float" office:value="0.00333317575096735" calcext:value-type="float">
            <text:p>0.003333175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.6" calcext:value-type="float">
            <text:p>125.6</text:p>
          </table:table-cell>
          <table:table-cell office:value-type="float" office:value="1.74355957742" calcext:value-type="float">
            <text:p>1.7435595774</text:p>
          </table:table-cell>
          <table:table-cell office:value-type="float" office:value="10600" calcext:value-type="float">
            <text:p>10600</text:p>
          </table:table-cell>
          <table:table-cell office:value-type="float" office:value="25858.4005874" calcext:value-type="float">
            <text:p>25858.4005874</text:p>
          </table:table-cell>
          <table:table-cell table:formula="of:=[.B142]/[.E142]" office:value-type="float" office:value="0.00485722230094931" calcext:value-type="float">
            <text:p>0.0048572223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.6" calcext:value-type="float">
            <text:p>128.6</text:p>
          </table:table-cell>
          <table:table-cell office:value-type="float" office:value="25.3029642532" calcext:value-type="float">
            <text:p>25.3029642532</text:p>
          </table:table-cell>
          <table:table-cell office:value-type="float" office:value="10800" calcext:value-type="float">
            <text:p>10800</text:p>
          </table:table-cell>
          <table:table-cell office:value-type="float" office:value="36612.3745007" calcext:value-type="float">
            <text:p>36612.3745007</text:p>
          </table:table-cell>
          <table:table-cell table:formula="of:=[.B143]/[.E143]" office:value-type="float" office:value="0.00351247363094522" calcext:value-type="float">
            <text:p>0.0035124736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  <table:table-cell office:value-type="float" office:value="43.7675679014" calcext:value-type="float">
            <text:p>43.7675679014</text:p>
          </table:table-cell>
          <table:table-cell office:value-type="float" office:value="11600" calcext:value-type="float">
            <text:p>11600</text:p>
          </table:table-cell>
          <table:table-cell office:value-type="float" office:value="45958.1611974" calcext:value-type="float">
            <text:p>45958.1611974</text:p>
          </table:table-cell>
          <table:table-cell table:formula="of:=[.B144]/[.E144]" office:value-type="float" office:value="0.00674526551809775" calcext:value-type="float">
            <text:p>0.006745265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.2" calcext:value-type="float">
            <text:p>78.2</text:p>
          </table:table-cell>
          <table:table-cell office:value-type="float" office:value="7.13862731903" calcext:value-type="float">
            <text:p>7.138627319</text:p>
          </table:table-cell>
          <table:table-cell office:value-type="float" office:value="15400" calcext:value-type="float">
            <text:p>15400</text:p>
          </table:table-cell>
          <table:table-cell office:value-type="float" office:value="11840.3277714" calcext:value-type="float">
            <text:p>11840.3277714</text:p>
          </table:table-cell>
          <table:table-cell table:formula="of:=[.B145]/[.E145]" office:value-type="float" office:value="0.0066045468934475" calcext:value-type="float">
            <text:p>0.006604546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8.8" calcext:value-type="float">
            <text:p>358.8</text:p>
          </table:table-cell>
          <table:table-cell office:value-type="float" office:value="59.3376777436" calcext:value-type="float">
            <text:p>59.3376777436</text:p>
          </table:table-cell>
          <table:table-cell office:value-type="float" office:value="16400" calcext:value-type="float">
            <text:p>16400</text:p>
          </table:table-cell>
          <table:table-cell office:value-type="float" office:value="11562.6128613" calcext:value-type="float">
            <text:p>11562.6128613</text:p>
          </table:table-cell>
          <table:table-cell table:formula="of:=[.B146]/[.E146]" office:value-type="float" office:value="0.0310310484579918" calcext:value-type="float">
            <text:p>0.031031048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.8" calcext:value-type="float">
            <text:p>89.8</text:p>
          </table:table-cell>
          <table:table-cell office:value-type="float" office:value="5.15363949069" calcext:value-type="float">
            <text:p>5.1536394907</text:p>
          </table:table-cell>
          <table:table-cell office:value-type="float" office:value="16500" calcext:value-type="float">
            <text:p>16500</text:p>
          </table:table-cell>
          <table:table-cell office:value-type="float" office:value="12149.828289" calcext:value-type="float">
            <text:p>12149.828289</text:p>
          </table:table-cell>
          <table:table-cell table:formula="of:=[.B147]/[.E147]" office:value-type="float" office:value="0.00739105095676962" calcext:value-type="float">
            <text:p>0.00739105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6.8" calcext:value-type="float">
            <text:p>116.8</text:p>
          </table:table-cell>
          <table:table-cell office:value-type="float" office:value="20.4587389641" calcext:value-type="float">
            <text:p>20.4587389641</text:p>
          </table:table-cell>
          <table:table-cell office:value-type="float" office:value="17200" calcext:value-type="float">
            <text:p>17200</text:p>
          </table:table-cell>
          <table:table-cell office:value-type="float" office:value="9574.73565813" calcext:value-type="float">
            <text:p>9574.73565813</text:p>
          </table:table-cell>
          <table:table-cell table:formula="of:=[.B148]/[.E148]" office:value-type="float" office:value="0.012198770197987" calcext:value-type="float">
            <text:p>0.0121987702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.6" calcext:value-type="float">
            <text:p>104.6</text:p>
          </table:table-cell>
          <table:table-cell office:value-type="float" office:value="27.1484806205" calcext:value-type="float">
            <text:p>27.1484806205</text:p>
          </table:table-cell>
          <table:table-cell office:value-type="float" office:value="20000" calcext:value-type="float">
            <text:p>20000</text:p>
          </table:table-cell>
          <table:table-cell office:value-type="float" office:value="26493.5904969" calcext:value-type="float">
            <text:p>26493.5904969</text:p>
          </table:table-cell>
          <table:table-cell table:formula="of:=[.B149]/[.E149]" office:value-type="float" office:value="0.00394812473651841" calcext:value-type="float">
            <text:p>0.003948124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.4" calcext:value-type="float">
            <text:p>108.4</text:p>
          </table:table-cell>
          <table:table-cell office:value-type="float" office:value="13.6616250864" calcext:value-type="float">
            <text:p>13.6616250864</text:p>
          </table:table-cell>
          <table:table-cell office:value-type="float" office:value="20900" calcext:value-type="float">
            <text:p>20900</text:p>
          </table:table-cell>
          <table:table-cell office:value-type="float" office:value="8828.11439677" calcext:value-type="float">
            <text:p>8828.11439677</text:p>
          </table:table-cell>
          <table:table-cell table:formula="of:=[.B150]/[.E150]" office:value-type="float" office:value="0.0122789528010263" calcext:value-type="float">
            <text:p>0.012278952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.8" calcext:value-type="float">
            <text:p>73.8</text:p>
          </table:table-cell>
          <table:table-cell office:value-type="float" office:value="2.56124969497" calcext:value-type="float">
            <text:p>2.561249695</text:p>
          </table:table-cell>
          <table:table-cell office:value-type="float" office:value="22300" calcext:value-type="float">
            <text:p>22300</text:p>
          </table:table-cell>
          <table:table-cell office:value-type="float" office:value="9834.50322538" calcext:value-type="float">
            <text:p>9834.50322538</text:p>
          </table:table-cell>
          <table:table-cell table:formula="of:=[.B151]/[.E151]" office:value-type="float" office:value="0.00750419195649289" calcext:value-type="float">
            <text:p>0.007504192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.2" calcext:value-type="float">
            <text:p>100.2</text:p>
          </table:table-cell>
          <table:table-cell office:value-type="float" office:value="4.06939798988" calcext:value-type="float">
            <text:p>4.0693979899</text:p>
          </table:table-cell>
          <table:table-cell office:value-type="float" office:value="25400" calcext:value-type="float">
            <text:p>25400</text:p>
          </table:table-cell>
          <table:table-cell office:value-type="float" office:value="17283.2722488" calcext:value-type="float">
            <text:p>17283.2722488</text:p>
          </table:table-cell>
          <table:table-cell table:formula="of:=[.B152]/[.E152]" office:value-type="float" office:value="0.00579751325776616" calcext:value-type="float">
            <text:p>0.0057975133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8" calcext:value-type="float">
            <text:p>62.8</text:p>
          </table:table-cell>
          <table:table-cell office:value-type="float" office:value="4.21426150114" calcext:value-type="float">
            <text:p>4.2142615011</text:p>
          </table:table-cell>
          <table:table-cell office:value-type="float" office:value="26100" calcext:value-type="float">
            <text:p>26100</text:p>
          </table:table-cell>
          <table:table-cell office:value-type="float" office:value="11101.2695874" calcext:value-type="float">
            <text:p>11101.2695874</text:p>
          </table:table-cell>
          <table:table-cell table:formula="of:=[.B153]/[.E153]" office:value-type="float" office:value="0.00565701062437744" calcext:value-type="float">
            <text:p>0.0056570106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6.8" calcext:value-type="float">
            <text:p>236.8</text:p>
          </table:table-cell>
          <table:table-cell table:style-name="ce2" office:value-type="float" office:value="138.969636972" calcext:value-type="float">
            <text:p>138.969636972</text:p>
          </table:table-cell>
          <table:table-cell table:style-name="ce2" office:value-type="float" office:value="30200" calcext:value-type="float">
            <text:p>30200</text:p>
          </table:table-cell>
          <table:table-cell table:style-name="ce2" office:value-type="float" office:value="11298.1561625" calcext:value-type="float">
            <text:p>11298.1561625</text:p>
          </table:table-cell>
          <table:table-cell table:style-name="ce2" table:formula="of:=[.B154]/[.E154]" office:value-type="float" office:value="0.0209591721511134" calcext:value-type="float">
            <text:p>0.0209591722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9.8" calcext:value-type="float">
            <text:p>429.8</text:p>
          </table:table-cell>
          <table:table-cell office:value-type="float" office:value="76.4130878842" calcext:value-type="float">
            <text:p>76.4130878842</text:p>
          </table:table-cell>
          <table:table-cell office:value-type="float" office:value="30200" calcext:value-type="float">
            <text:p>30200</text:p>
          </table:table-cell>
          <table:table-cell office:value-type="float" office:value="11114.4295742" calcext:value-type="float">
            <text:p>11114.4295742</text:p>
          </table:table-cell>
          <table:table-cell table:formula="of:=[.B155]/[.E155]" office:value-type="float" office:value="0.0386704506183293" calcext:value-type="float">
            <text:p>0.0386704506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.2" calcext:value-type="float">
            <text:p>73.2</text:p>
          </table:table-cell>
          <table:table-cell office:value-type="float" office:value="1.72046505341" calcext:value-type="float">
            <text:p>1.7204650534</text:p>
          </table:table-cell>
          <table:table-cell office:value-type="float" office:value="30800" calcext:value-type="float">
            <text:p>30800</text:p>
          </table:table-cell>
          <table:table-cell office:value-type="float" office:value="26694.6236575" calcext:value-type="float">
            <text:p>26694.6236575</text:p>
          </table:table-cell>
          <table:table-cell table:formula="of:=[.B156]/[.E156]" office:value-type="float" office:value="0.00274212519116875" calcext:value-type="float">
            <text:p>0.0027421252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.2" calcext:value-type="float">
            <text:p>69.2</text:p>
          </table:table-cell>
          <table:table-cell office:value-type="float" office:value="1.93907194297" calcext:value-type="float">
            <text:p>1.939071943</text:p>
          </table:table-cell>
          <table:table-cell office:value-type="float" office:value="31600" calcext:value-type="float">
            <text:p>31600</text:p>
          </table:table-cell>
          <table:table-cell office:value-type="float" office:value="12428.862768" calcext:value-type="float">
            <text:p>12428.862768</text:p>
          </table:table-cell>
          <table:table-cell table:formula="of:=[.B157]/[.E157]" office:value-type="float" office:value="0.00556768557926039" calcext:value-type="float">
            <text:p>0.0055676856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3.94968353163" calcext:value-type="float">
            <text:p>3.9496835316</text:p>
          </table:table-cell>
          <table:table-cell office:value-type="float" office:value="31600" calcext:value-type="float">
            <text:p>31600</text:p>
          </table:table-cell>
          <table:table-cell office:value-type="float" office:value="10115.3083687" calcext:value-type="float">
            <text:p>10115.3083687</text:p>
          </table:table-cell>
          <table:table-cell table:formula="of:=[.B158]/[.E158]" office:value-type="float" office:value="0.00919398565127008" calcext:value-type="float">
            <text:p>0.009193985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.8" calcext:value-type="float">
            <text:p>85.8</text:p>
          </table:table-cell>
          <table:table-cell office:value-type="float" office:value="3.37045990927" calcext:value-type="float">
            <text:p>3.3704599093</text:p>
          </table:table-cell>
          <table:table-cell office:value-type="float" office:value="32700" calcext:value-type="float">
            <text:p>32700</text:p>
          </table:table-cell>
          <table:table-cell office:value-type="float" office:value="9155.66532118" calcext:value-type="float">
            <text:p>9155.66532118</text:p>
          </table:table-cell>
          <table:table-cell table:formula="of:=[.B159]/[.E159]" office:value-type="float" office:value="0.00937124687176114" calcext:value-type="float">
            <text:p>0.0093712469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.6" calcext:value-type="float">
            <text:p>101.6</text:p>
          </table:table-cell>
          <table:table-cell office:value-type="float" office:value="3.2" calcext:value-type="float">
            <text:p>3.2</text:p>
          </table:table-cell>
          <table:table-cell office:value-type="float" office:value="35000" calcext:value-type="float">
            <text:p>35000</text:p>
          </table:table-cell>
          <table:table-cell office:value-type="float" office:value="8303.73105222" calcext:value-type="float">
            <text:p>8303.73105222</text:p>
          </table:table-cell>
          <table:table-cell table:formula="of:=[.B160]/[.E160]" office:value-type="float" office:value="0.0122354637163781" calcext:value-type="float">
            <text:p>0.012235463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75.6095232097" calcext:value-type="float">
            <text:p>75.6095232097</text:p>
          </table:table-cell>
          <table:table-cell office:value-type="float" office:value="35100" calcext:value-type="float">
            <text:p>35100</text:p>
          </table:table-cell>
          <table:table-cell office:value-type="float" office:value="8717.46913742" calcext:value-type="float">
            <text:p>8717.46913742</text:p>
          </table:table-cell>
          <table:table-cell table:formula="of:=[.B161]/[.E161]" office:value-type="float" office:value="0.0242042726706397" calcext:value-type="float">
            <text:p>0.024204272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.41421356237" calcext:value-type="float">
            <text:p>1.4142135624</text:p>
          </table:table-cell>
          <table:table-cell office:value-type="float" office:value="35100" calcext:value-type="float">
            <text:p>35100</text:p>
          </table:table-cell>
          <table:table-cell office:value-type="float" office:value="8686.92673983" calcext:value-type="float">
            <text:p>8686.92673983</text:p>
          </table:table-cell>
          <table:table-cell table:formula="of:=[.B162]/[.E162]" office:value-type="float" office:value="0.00886389425237709" calcext:value-type="float">
            <text:p>0.0088638943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2" calcext:value-type="float">
            <text:p>91.2</text:p>
          </table:table-cell>
          <table:table-cell office:value-type="float" office:value="2.13541565041" calcext:value-type="float">
            <text:p>2.1354156504</text:p>
          </table:table-cell>
          <table:table-cell office:value-type="float" office:value="35100" calcext:value-type="float">
            <text:p>35100</text:p>
          </table:table-cell>
          <table:table-cell office:value-type="float" office:value="10757.6271952" calcext:value-type="float">
            <text:p>10757.6271952</text:p>
          </table:table-cell>
          <table:table-cell table:formula="of:=[.B163]/[.E163]" office:value-type="float" office:value="0.00847770594250496" calcext:value-type="float">
            <text:p>0.0084777059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5.8" calcext:value-type="float">
            <text:p>555.8</text:p>
          </table:table-cell>
          <table:table-cell table:style-name="ce2" office:value-type="float" office:value="227.623724598" calcext:value-type="float">
            <text:p>227.623724598</text:p>
          </table:table-cell>
          <table:table-cell table:style-name="ce2" office:value-type="float" office:value="41600" calcext:value-type="float">
            <text:p>41600</text:p>
          </table:table-cell>
          <table:table-cell table:style-name="ce2" office:value-type="float" office:value="11400.8271396" calcext:value-type="float">
            <text:p>11400.8271396</text:p>
          </table:table-cell>
          <table:table-cell table:style-name="ce2" table:formula="of:=[.B164]/[.E164]" office:value-type="float" office:value="0.0487508487931956" calcext:value-type="float">
            <text:p>0.048750848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2.56124969497" calcext:value-type="float">
            <text:p>2.561249695</text:p>
          </table:table-cell>
          <table:table-cell office:value-type="float" office:value="47500" calcext:value-type="float">
            <text:p>47500</text:p>
          </table:table-cell>
          <table:table-cell office:value-type="float" office:value="34214.7069118" calcext:value-type="float">
            <text:p>34214.7069118</text:p>
          </table:table-cell>
          <table:table-cell table:formula="of:=[.B165]/[.E165]" office:value-type="float" office:value="0.00330851876918927" calcext:value-type="float">
            <text:p>0.003308518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.6" calcext:value-type="float">
            <text:p>126.6</text:p>
          </table:table-cell>
          <table:table-cell office:value-type="float" office:value="10.9288608739" calcext:value-type="float">
            <text:p>10.9288608739</text:p>
          </table:table-cell>
          <table:table-cell office:value-type="float" office:value="47500" calcext:value-type="float">
            <text:p>47500</text:p>
          </table:table-cell>
          <table:table-cell office:value-type="float" office:value="34814.0019554" calcext:value-type="float">
            <text:p>34814.0019554</text:p>
          </table:table-cell>
          <table:table-cell table:formula="of:=[.B166]/[.E166]" office:value-type="float" office:value="0.00363646788330128" calcext:value-type="float">
            <text:p>0.0036364679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94.5" calcext:value-type="float">
            <text:p>1394.5</text:p>
          </table:table-cell>
          <table:table-cell office:value-type="float" office:value="171.5" calcext:value-type="float">
            <text:p>171.5</text:p>
          </table:table-cell>
          <table:table-cell office:value-type="float" office:value="15" calcext:value-type="float">
            <text:p>15</text:p>
          </table:table-cell>
          <table:table-cell office:value-type="float" office:value="24032.699779" calcext:value-type="float">
            <text:p>24032.699779</text:p>
          </table:table-cell>
          <table:table-cell table:formula="of:=[.B167]/[.E167]" office:value-type="float" office:value="0.058025107991343" calcext:value-type="float">
            <text:p>0.05802510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2.3" calcext:value-type="float">
            <text:p>1242.3</text:p>
          </table:table-cell>
          <table:table-cell office:value-type="float" office:value="128.576086424" calcext:value-type="float">
            <text:p>128.576086424</text:p>
          </table:table-cell>
          <table:table-cell office:value-type="float" office:value="17" calcext:value-type="float">
            <text:p>17</text:p>
          </table:table-cell>
          <table:table-cell office:value-type="float" office:value="34090.0938794" calcext:value-type="float">
            <text:p>34090.0938794</text:p>
          </table:table-cell>
          <table:table-cell table:formula="of:=[.B168]/[.E168]" office:value-type="float" office:value="0.0364416714249854" calcext:value-type="float">
            <text:p>0.036441671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7" calcext:value-type="float">
            <text:p>447</text:p>
          </table:table-cell>
          <table:table-cell office:value-type="float" office:value="10.8074048689" calcext:value-type="float">
            <text:p>10.8074048689</text:p>
          </table:table-cell>
          <table:table-cell office:value-type="float" office:value="211" calcext:value-type="float">
            <text:p>211</text:p>
          </table:table-cell>
          <table:table-cell office:value-type="float" office:value="47275.9954494" calcext:value-type="float">
            <text:p>47275.9954494</text:p>
          </table:table-cell>
          <table:table-cell table:formula="of:=[.B169]/[.E169]" office:value-type="float" office:value="0.009455115556021" calcext:value-type="float">
            <text:p>0.0094551156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3.6" calcext:value-type="float">
            <text:p>203.6</text:p>
          </table:table-cell>
          <table:table-cell office:value-type="float" office:value="24.888551585" calcext:value-type="float">
            <text:p>24.888551585</text:p>
          </table:table-cell>
          <table:table-cell office:value-type="float" office:value="1030" calcext:value-type="float">
            <text:p>1030</text:p>
          </table:table-cell>
          <table:table-cell office:value-type="float" office:value="9197.52895032" calcext:value-type="float">
            <text:p>9197.52895032</text:p>
          </table:table-cell>
          <table:table-cell table:formula="of:=[.B170]/[.E170]" office:value-type="float" office:value="0.0221363804451973" calcext:value-type="float">
            <text:p>0.022136380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9.2" calcext:value-type="float">
            <text:p>309.2</text:p>
          </table:table-cell>
          <table:table-cell office:value-type="float" office:value="60.7302231183" calcext:value-type="float">
            <text:p>60.7302231183</text:p>
          </table:table-cell>
          <table:table-cell office:value-type="float" office:value="1120" calcext:value-type="float">
            <text:p>1120</text:p>
          </table:table-cell>
          <table:table-cell office:value-type="float" office:value="11120.9097689" calcext:value-type="float">
            <text:p>11120.9097689</text:p>
          </table:table-cell>
          <table:table-cell table:formula="of:=[.B171]/[.E171]" office:value-type="float" office:value="0.0278034806886653" calcext:value-type="float">
            <text:p>0.0278034807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4.2" calcext:value-type="float">
            <text:p>404.2</text:p>
          </table:table-cell>
          <table:table-cell office:value-type="float" office:value="20.8844439715" calcext:value-type="float">
            <text:p>20.8844439715</text:p>
          </table:table-cell>
          <table:table-cell office:value-type="float" office:value="5220" calcext:value-type="float">
            <text:p>5220</text:p>
          </table:table-cell>
          <table:table-cell office:value-type="float" office:value="29695.3857968" calcext:value-type="float">
            <text:p>29695.3857968</text:p>
          </table:table-cell>
          <table:table-cell table:formula="of:=[.B172]/[.E172]" office:value-type="float" office:value="0.0136115423037729" calcext:value-type="float">
            <text:p>0.013611542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5.61248608016" calcext:value-type="float">
            <text:p>5.6124860802</text:p>
          </table:table-cell>
          <table:table-cell office:value-type="float" office:value="5260" calcext:value-type="float">
            <text:p>5260</text:p>
          </table:table-cell>
          <table:table-cell office:value-type="float" office:value="34074.3752676" calcext:value-type="float">
            <text:p>34074.3752676</text:p>
          </table:table-cell>
          <table:table-cell table:formula="of:=[.B173]/[.E173]" office:value-type="float" office:value="0.00560538523450537" calcext:value-type="float">
            <text:p>0.005605385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9.51314879522" calcext:value-type="float">
            <text:p>9.5131487952</text:p>
          </table:table-cell>
          <table:table-cell office:value-type="float" office:value="5640" calcext:value-type="float">
            <text:p>5640</text:p>
          </table:table-cell>
          <table:table-cell office:value-type="float" office:value="34006.1860213" calcext:value-type="float">
            <text:p>34006.1860213</text:p>
          </table:table-cell>
          <table:table-cell table:formula="of:=[.B174]/[.E174]" office:value-type="float" office:value="0.00726338436910537" calcext:value-type="float">
            <text:p>0.007263384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7310" calcext:value-type="float">
            <text:p>7310</text:p>
          </table:table-cell>
          <table:table-cell office:value-type="float" office:value="30343.7557764" calcext:value-type="float">
            <text:p>30343.7557764</text:p>
          </table:table-cell>
          <table:table-cell table:formula="of:=[.B175]/[.E175]" office:value-type="float" office:value="0.00962306716913087" calcext:value-type="float">
            <text:p>0.0096230672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4.2" calcext:value-type="float">
            <text:p>334.2</text:p>
          </table:table-cell>
          <table:table-cell table:style-name="ce2" office:value-type="float" office:value="159.842922896" calcext:value-type="float">
            <text:p>159.842922896</text:p>
          </table:table-cell>
          <table:table-cell table:style-name="ce2" office:value-type="float" office:value="8830" calcext:value-type="float">
            <text:p>8830</text:p>
          </table:table-cell>
          <table:table-cell table:style-name="ce2" office:value-type="float" office:value="26197.755175" calcext:value-type="float">
            <text:p>26197.755175</text:p>
          </table:table-cell>
          <table:table-cell table:style-name="ce2" table:formula="of:=[.B176]/[.E176]" office:value-type="float" office:value="0.0127568181994051" calcext:value-type="float">
            <text:p>0.012756818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5.25" calcext:value-type="float">
            <text:p>305.25</text:p>
          </table:table-cell>
          <table:table-cell office:value-type="float" office:value="15.8646619882" calcext:value-type="float">
            <text:p>15.8646619882</text:p>
          </table:table-cell>
          <table:table-cell office:value-type="float" office:value="10200" calcext:value-type="float">
            <text:p>10200</text:p>
          </table:table-cell>
          <table:table-cell office:value-type="float" office:value="24803.6806229" calcext:value-type="float">
            <text:p>24803.6806229</text:p>
          </table:table-cell>
          <table:table-cell table:formula="of:=[.B177]/[.E177]" office:value-type="float" office:value="0.0123066412860589" calcext:value-type="float">
            <text:p>0.012306641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1.2" calcext:value-type="float">
            <text:p>361.2</text:p>
          </table:table-cell>
          <table:table-cell office:value-type="float" office:value="10.9068785635" calcext:value-type="float">
            <text:p>10.9068785635</text:p>
          </table:table-cell>
          <table:table-cell office:value-type="float" office:value="10300" calcext:value-type="float">
            <text:p>10300</text:p>
          </table:table-cell>
          <table:table-cell office:value-type="float" office:value="51791.3442734" calcext:value-type="float">
            <text:p>51791.3442734</text:p>
          </table:table-cell>
          <table:table-cell table:formula="of:=[.B178]/[.E178]" office:value-type="float" office:value="0.00697413834430075" calcext:value-type="float">
            <text:p>0.006974138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8.91627725006" calcext:value-type="float">
            <text:p>8.9162772501</text:p>
          </table:table-cell>
          <table:table-cell office:value-type="float" office:value="10500" calcext:value-type="float">
            <text:p>10500</text:p>
          </table:table-cell>
          <table:table-cell office:value-type="float" office:value="24824.5320763" calcext:value-type="float">
            <text:p>24824.5320763</text:p>
          </table:table-cell>
          <table:table-cell table:formula="of:=[.B179]/[.E179]" office:value-type="float" office:value="0.0143003702510437" calcext:value-type="float">
            <text:p>0.014300370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.6" calcext:value-type="float">
            <text:p>247.6</text:p>
          </table:table-cell>
          <table:table-cell office:value-type="float" office:value="6.34350061086" calcext:value-type="float">
            <text:p>6.3435006109</text:p>
          </table:table-cell>
          <table:table-cell office:value-type="float" office:value="10500" calcext:value-type="float">
            <text:p>10500</text:p>
          </table:table-cell>
          <table:table-cell office:value-type="float" office:value="32972.8038979" calcext:value-type="float">
            <text:p>32972.8038979</text:p>
          </table:table-cell>
          <table:table-cell table:formula="of:=[.B180]/[.E180]" office:value-type="float" office:value="0.00750921883278993" calcext:value-type="float">
            <text:p>0.007509218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.2" calcext:value-type="float">
            <text:p>190.2</text:p>
          </table:table-cell>
          <table:table-cell office:value-type="float" office:value="9.88736567545" calcext:value-type="float">
            <text:p>9.8873656755</text:p>
          </table:table-cell>
          <table:table-cell office:value-type="float" office:value="10500" calcext:value-type="float">
            <text:p>10500</text:p>
          </table:table-cell>
          <table:table-cell office:value-type="float" office:value="8273.50993732" calcext:value-type="float">
            <text:p>8273.50993732</text:p>
          </table:table-cell>
          <table:table-cell table:formula="of:=[.B181]/[.E181]" office:value-type="float" office:value="0.0229890338491103" calcext:value-type="float">
            <text:p>0.022989033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0.6" calcext:value-type="float">
            <text:p>310.6</text:p>
          </table:table-cell>
          <table:table-cell office:value-type="float" office:value="4.31740662898" calcext:value-type="float">
            <text:p>4.317406629</text:p>
          </table:table-cell>
          <table:table-cell office:value-type="float" office:value="10600" calcext:value-type="float">
            <text:p>10600</text:p>
          </table:table-cell>
          <table:table-cell office:value-type="float" office:value="47102.2267441" calcext:value-type="float">
            <text:p>47102.2267441</text:p>
          </table:table-cell>
          <table:table-cell table:formula="of:=[.B182]/[.E182]" office:value-type="float" office:value="0.00659416807802841" calcext:value-type="float">
            <text:p>0.006594168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.4" calcext:value-type="float">
            <text:p>252.4</text:p>
          </table:table-cell>
          <table:table-cell office:value-type="float" office:value="6.91664658632" calcext:value-type="float">
            <text:p>6.9166465863</text:p>
          </table:table-cell>
          <table:table-cell office:value-type="float" office:value="10600" calcext:value-type="float">
            <text:p>10600</text:p>
          </table:table-cell>
          <table:table-cell office:value-type="float" office:value="25858.4005874" calcext:value-type="float">
            <text:p>25858.4005874</text:p>
          </table:table-cell>
          <table:table-cell table:formula="of:=[.B183]/[.E183]" office:value-type="float" office:value="0.00976085118439177" calcext:value-type="float">
            <text:p>0.009760851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9.2" calcext:value-type="float">
            <text:p>239.2</text:p>
          </table:table-cell>
          <table:table-cell office:value-type="float" office:value="14.3861044067" calcext:value-type="float">
            <text:p>14.3861044067</text:p>
          </table:table-cell>
          <table:table-cell office:value-type="float" office:value="10800" calcext:value-type="float">
            <text:p>10800</text:p>
          </table:table-cell>
          <table:table-cell office:value-type="float" office:value="36612.3745007" calcext:value-type="float">
            <text:p>36612.3745007</text:p>
          </table:table-cell>
          <table:table-cell table:formula="of:=[.B184]/[.E184]" office:value-type="float" office:value="0.00653331020623715" calcext:value-type="float">
            <text:p>0.0065333102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7.6" calcext:value-type="float">
            <text:p>407.6</text:p>
          </table:table-cell>
          <table:table-cell table:style-name="ce2" office:value-type="float" office:value="198.586605792" calcext:value-type="float">
            <text:p>198.586605792</text:p>
          </table:table-cell>
          <table:table-cell table:style-name="ce2" office:value-type="float" office:value="11600" calcext:value-type="float">
            <text:p>11600</text:p>
          </table:table-cell>
          <table:table-cell table:style-name="ce2" office:value-type="float" office:value="45958.1611974" calcext:value-type="float">
            <text:p>45958.1611974</text:p>
          </table:table-cell>
          <table:table-cell table:style-name="ce2" table:formula="of:=[.B185]/[.E185]" office:value-type="float" office:value="0.00886893621024723" calcext:value-type="float">
            <text:p>0.008868936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7.5" calcext:value-type="float">
            <text:p>337.5</text:p>
          </table:table-cell>
          <table:table-cell office:value-type="float" office:value="25.3229145242" calcext:value-type="float">
            <text:p>25.3229145242</text:p>
          </table:table-cell>
          <table:table-cell office:value-type="float" office:value="15300" calcext:value-type="float">
            <text:p>15300</text:p>
          </table:table-cell>
          <table:table-cell office:value-type="float" office:value="31699.6064059" calcext:value-type="float">
            <text:p>31699.6064059</text:p>
          </table:table-cell>
          <table:table-cell table:formula="of:=[.B186]/[.E186]" office:value-type="float" office:value="0.0106468198903941" calcext:value-type="float">
            <text:p>0.0106468199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5.4" calcext:value-type="float">
            <text:p>155.4</text:p>
          </table:table-cell>
          <table:table-cell office:value-type="float" office:value="6.21610810717" calcext:value-type="float">
            <text:p>6.2161081072</text:p>
          </table:table-cell>
          <table:table-cell office:value-type="float" office:value="15400" calcext:value-type="float">
            <text:p>15400</text:p>
          </table:table-cell>
          <table:table-cell office:value-type="float" office:value="11840.3277714" calcext:value-type="float">
            <text:p>11840.3277714</text:p>
          </table:table-cell>
          <table:table-cell table:formula="of:=[.B187]/[.E187]" office:value-type="float" office:value="0.0131246366654954" calcext:value-type="float">
            <text:p>0.0131246367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94.2" calcext:value-type="float">
            <text:p>294.2</text:p>
          </table:table-cell>
          <table:table-cell table:style-name="ce2" office:value-type="float" office:value="81.2635219517" calcext:value-type="float">
            <text:p>81.2635219517</text:p>
          </table:table-cell>
          <table:table-cell table:style-name="ce2" office:value-type="float" office:value="16400" calcext:value-type="float">
            <text:p>16400</text:p>
          </table:table-cell>
          <table:table-cell table:style-name="ce2" office:value-type="float" office:value="34610.6762206" calcext:value-type="float">
            <text:p>34610.6762206</text:p>
          </table:table-cell>
          <table:table-cell table:style-name="ce2" table:formula="of:=[.B188]/[.E188]" office:value-type="float" office:value="0.00850026731996916" calcext:value-type="float">
            <text:p>0.0085002673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86.4569256914" calcext:value-type="float">
            <text:p>86.4569256914</text:p>
          </table:table-cell>
          <table:table-cell table:style-name="ce2" office:value-type="float" office:value="16400" calcext:value-type="float">
            <text:p>16400</text:p>
          </table:table-cell>
          <table:table-cell table:style-name="ce2" office:value-type="float" office:value="11562.6128613" calcext:value-type="float">
            <text:p>11562.6128613</text:p>
          </table:table-cell>
          <table:table-cell table:style-name="ce2" table:formula="of:=[.B189]/[.E189]" office:value-type="float" office:value="0.0284537763173894" calcext:value-type="float">
            <text:p>0.028453776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1.4" calcext:value-type="float">
            <text:p>181.4</text:p>
          </table:table-cell>
          <table:table-cell office:value-type="float" office:value="9.8914104151" calcext:value-type="float">
            <text:p>9.8914104151</text:p>
          </table:table-cell>
          <table:table-cell office:value-type="float" office:value="16500" calcext:value-type="float">
            <text:p>16500</text:p>
          </table:table-cell>
          <table:table-cell office:value-type="float" office:value="12149.828289" calcext:value-type="float">
            <text:p>12149.828289</text:p>
          </table:table-cell>
          <table:table-cell table:formula="of:=[.B190]/[.E190]" office:value-type="float" office:value="0.0149302521554344" calcext:value-type="float">
            <text:p>0.014930252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0.4" calcext:value-type="float">
            <text:p>210.4</text:p>
          </table:table-cell>
          <table:table-cell office:value-type="float" office:value="10.8738217753" calcext:value-type="float">
            <text:p>10.8738217753</text:p>
          </table:table-cell>
          <table:table-cell office:value-type="float" office:value="17200" calcext:value-type="float">
            <text:p>17200</text:p>
          </table:table-cell>
          <table:table-cell office:value-type="float" office:value="9574.73565813" calcext:value-type="float">
            <text:p>9574.73565813</text:p>
          </table:table-cell>
          <table:table-cell table:formula="of:=[.B191]/[.E191]" office:value-type="float" office:value="0.0219744970004835" calcext:value-type="float">
            <text:p>0.021974497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9.4" calcext:value-type="float">
            <text:p>329.4</text:p>
          </table:table-cell>
          <table:table-cell office:value-type="float" office:value="28.9937924391" calcext:value-type="float">
            <text:p>28.9937924391</text:p>
          </table:table-cell>
          <table:table-cell office:value-type="float" office:value="20000" calcext:value-type="float">
            <text:p>20000</text:p>
          </table:table-cell>
          <table:table-cell office:value-type="float" office:value="26493.5904969" calcext:value-type="float">
            <text:p>26493.5904969</text:p>
          </table:table-cell>
          <table:table-cell table:formula="of:=[.B192]/[.E192]" office:value-type="float" office:value="0.0124331958719805" calcext:value-type="float">
            <text:p>0.0124331959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.4" calcext:value-type="float">
            <text:p>202.4</text:p>
          </table:table-cell>
          <table:table-cell office:value-type="float" office:value="19.2104138425" calcext:value-type="float">
            <text:p>19.2104138425</text:p>
          </table:table-cell>
          <table:table-cell office:value-type="float" office:value="20900" calcext:value-type="float">
            <text:p>20900</text:p>
          </table:table-cell>
          <table:table-cell office:value-type="float" office:value="8828.11439677" calcext:value-type="float">
            <text:p>8828.11439677</text:p>
          </table:table-cell>
          <table:table-cell table:formula="of:=[.B193]/[.E193]" office:value-type="float" office:value="0.0229267532004403" calcext:value-type="float">
            <text:p>0.022926753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6.2" calcext:value-type="float">
            <text:p>146.2</text:p>
          </table:table-cell>
          <table:table-cell office:value-type="float" office:value="8.28009661779" calcext:value-type="float">
            <text:p>8.2800966178</text:p>
          </table:table-cell>
          <table:table-cell office:value-type="float" office:value="22300" calcext:value-type="float">
            <text:p>22300</text:p>
          </table:table-cell>
          <table:table-cell office:value-type="float" office:value="9834.50322538" calcext:value-type="float">
            <text:p>9834.50322538</text:p>
          </table:table-cell>
          <table:table-cell table:formula="of:=[.B194]/[.E194]" office:value-type="float" office:value="0.0148660279680117" calcext:value-type="float">
            <text:p>0.01486602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2.2803508502" calcext:value-type="float">
            <text:p>2.2803508502</text:p>
          </table:table-cell>
          <table:table-cell office:value-type="float" office:value="25400" calcext:value-type="float">
            <text:p>25400</text:p>
          </table:table-cell>
          <table:table-cell office:value-type="float" office:value="17283.2722488" calcext:value-type="float">
            <text:p>17283.2722488</text:p>
          </table:table-cell>
          <table:table-cell table:formula="of:=[.B195]/[.E195]" office:value-type="float" office:value="0.011109007440031" calcext:value-type="float">
            <text:p>0.011109007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.6" calcext:value-type="float">
            <text:p>135.6</text:p>
          </table:table-cell>
          <table:table-cell office:value-type="float" office:value="11.1642285896" calcext:value-type="float">
            <text:p>11.1642285896</text:p>
          </table:table-cell>
          <table:table-cell office:value-type="float" office:value="26100" calcext:value-type="float">
            <text:p>26100</text:p>
          </table:table-cell>
          <table:table-cell office:value-type="float" office:value="11101.2695874" calcext:value-type="float">
            <text:p>11101.2695874</text:p>
          </table:table-cell>
          <table:table-cell table:formula="of:=[.B196]/[.E196]" office:value-type="float" office:value="0.0122148191188787" calcext:value-type="float">
            <text:p>0.0122148191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49.5" calcext:value-type="float">
            <text:p>749.5</text:p>
          </table:table-cell>
          <table:table-cell table:style-name="ce2" office:value-type="float" office:value="321.534212799" calcext:value-type="float">
            <text:p>321.534212799</text:p>
          </table:table-cell>
          <table:table-cell table:style-name="ce2" office:value-type="float" office:value="30200" calcext:value-type="float">
            <text:p>30200</text:p>
          </table:table-cell>
          <table:table-cell table:style-name="ce2" office:value-type="float" office:value="11298.1561625" calcext:value-type="float">
            <text:p>11298.1561625</text:p>
          </table:table-cell>
          <table:table-cell table:style-name="ce2" table:formula="of:=[.B197]/[.E197]" office:value-type="float" office:value="0.0663382581387647" calcext:value-type="float">
            <text:p>0.0663382581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70.5" calcext:value-type="float">
            <text:p>770.5</text:p>
          </table:table-cell>
          <table:table-cell table:style-name="ce2" office:value-type="float" office:value="273.984032381" calcext:value-type="float">
            <text:p>273.984032381</text:p>
          </table:table-cell>
          <table:table-cell table:style-name="ce2" office:value-type="float" office:value="30200" calcext:value-type="float">
            <text:p>30200</text:p>
          </table:table-cell>
          <table:table-cell table:style-name="ce2" office:value-type="float" office:value="11114.4295742" calcext:value-type="float">
            <text:p>11114.4295742</text:p>
          </table:table-cell>
          <table:table-cell table:style-name="ce2" table:formula="of:=[.B198]/[.E198]" office:value-type="float" office:value="0.0693242954895829" calcext:value-type="float">
            <text:p>0.0693242955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.2" calcext:value-type="float">
            <text:p>143.2</text:p>
          </table:table-cell>
          <table:table-cell office:value-type="float" office:value="2.03960780544" calcext:value-type="float">
            <text:p>2.0396078054</text:p>
          </table:table-cell>
          <table:table-cell office:value-type="float" office:value="30800" calcext:value-type="float">
            <text:p>30800</text:p>
          </table:table-cell>
          <table:table-cell office:value-type="float" office:value="26694.6236575" calcext:value-type="float">
            <text:p>26694.6236575</text:p>
          </table:table-cell>
          <table:table-cell table:formula="of:=[.B199]/[.E199]" office:value-type="float" office:value="0.0053643760570405" calcext:value-type="float">
            <text:p>0.005364376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3.63318042492" calcext:value-type="float">
            <text:p>3.6331804249</text:p>
          </table:table-cell>
          <table:table-cell office:value-type="float" office:value="31600" calcext:value-type="float">
            <text:p>31600</text:p>
          </table:table-cell>
          <table:table-cell office:value-type="float" office:value="12428.862768" calcext:value-type="float">
            <text:p>12428.862768</text:p>
          </table:table-cell>
          <table:table-cell table:formula="of:=[.B200]/[.E200]" office:value-type="float" office:value="0.0114250195412569" calcext:value-type="float">
            <text:p>0.0114250195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9.6" calcext:value-type="float">
            <text:p>189.6</text:p>
          </table:table-cell>
          <table:table-cell office:value-type="float" office:value="7.08801805867" calcext:value-type="float">
            <text:p>7.0880180587</text:p>
          </table:table-cell>
          <table:table-cell office:value-type="float" office:value="31600" calcext:value-type="float">
            <text:p>31600</text:p>
          </table:table-cell>
          <table:table-cell office:value-type="float" office:value="10115.3083687" calcext:value-type="float">
            <text:p>10115.3083687</text:p>
          </table:table-cell>
          <table:table-cell table:formula="of:=[.B201]/[.E201]" office:value-type="float" office:value="0.018743867521299" calcext:value-type="float">
            <text:p>0.0187438675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8.8" calcext:value-type="float">
            <text:p>158.8</text:p>
          </table:table-cell>
          <table:table-cell office:value-type="float" office:value="3.6551333765" calcext:value-type="float">
            <text:p>3.6551333765</text:p>
          </table:table-cell>
          <table:table-cell office:value-type="float" office:value="32700" calcext:value-type="float">
            <text:p>32700</text:p>
          </table:table-cell>
          <table:table-cell office:value-type="float" office:value="9155.66532118" calcext:value-type="float">
            <text:p>9155.66532118</text:p>
          </table:table-cell>
          <table:table-cell table:formula="of:=[.B202]/[.E202]" office:value-type="float" office:value="0.017344452252164" calcext:value-type="float">
            <text:p>0.017344452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3.6" calcext:value-type="float">
            <text:p>203.6</text:p>
          </table:table-cell>
          <table:table-cell office:value-type="float" office:value="5.53534100124" calcext:value-type="float">
            <text:p>5.5353410012</text:p>
          </table:table-cell>
          <table:table-cell office:value-type="float" office:value="35000" calcext:value-type="float">
            <text:p>35000</text:p>
          </table:table-cell>
          <table:table-cell office:value-type="float" office:value="8303.73105222" calcext:value-type="float">
            <text:p>8303.73105222</text:p>
          </table:table-cell>
          <table:table-cell table:formula="of:=[.B203]/[.E203]" office:value-type="float" office:value="0.0245190985497498" calcext:value-type="float">
            <text:p>0.0245190985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2.25" calcext:value-type="float">
            <text:p>192.25</text:p>
          </table:table-cell>
          <table:table-cell office:value-type="float" office:value="16.9170771707" calcext:value-type="float">
            <text:p>16.9170771707</text:p>
          </table:table-cell>
          <table:table-cell office:value-type="float" office:value="35100" calcext:value-type="float">
            <text:p>35100</text:p>
          </table:table-cell>
          <table:table-cell office:value-type="float" office:value="8717.46913742" calcext:value-type="float">
            <text:p>8717.46913742</text:p>
          </table:table-cell>
          <table:table-cell table:formula="of:=[.B204]/[.E204]" office:value-type="float" office:value="0.0220534190565426" calcext:value-type="float">
            <text:p>0.022053419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.6" calcext:value-type="float">
            <text:p>153.6</text:p>
          </table:table-cell>
          <table:table-cell office:value-type="float" office:value="2.57681974535" calcext:value-type="float">
            <text:p>2.5768197454</text:p>
          </table:table-cell>
          <table:table-cell office:value-type="float" office:value="35100" calcext:value-type="float">
            <text:p>35100</text:p>
          </table:table-cell>
          <table:table-cell office:value-type="float" office:value="8686.92673983" calcext:value-type="float">
            <text:p>8686.92673983</text:p>
          </table:table-cell>
          <table:table-cell table:formula="of:=[.B205]/[.E205]" office:value-type="float" office:value="0.0176817423008457" calcext:value-type="float">
            <text:p>0.017681742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3.8" calcext:value-type="float">
            <text:p>203.8</text:p>
          </table:table-cell>
          <table:table-cell office:value-type="float" office:value="30.2350789647" calcext:value-type="float">
            <text:p>30.2350789647</text:p>
          </table:table-cell>
          <table:table-cell office:value-type="float" office:value="35100" calcext:value-type="float">
            <text:p>35100</text:p>
          </table:table-cell>
          <table:table-cell office:value-type="float" office:value="10757.6271952" calcext:value-type="float">
            <text:p>10757.6271952</text:p>
          </table:table-cell>
          <table:table-cell table:formula="of:=[.B206]/[.E206]" office:value-type="float" office:value="0.0189446981478345" calcext:value-type="float">
            <text:p>0.0189446981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63" calcext:value-type="float">
            <text:p>2463</text:p>
          </table:table-cell>
          <table:table-cell table:style-name="ce2" office:value-type="float" office:value="729.05383889" calcext:value-type="float">
            <text:p>729.05383889</text:p>
          </table:table-cell>
          <table:table-cell table:style-name="ce2" office:value-type="float" office:value="41600" calcext:value-type="float">
            <text:p>41600</text:p>
          </table:table-cell>
          <table:table-cell table:style-name="ce2" office:value-type="float" office:value="11400.8271396" calcext:value-type="float">
            <text:p>11400.8271396</text:p>
          </table:table-cell>
          <table:table-cell table:style-name="ce2" table:formula="of:=[.B207]/[.E207]" office:value-type="float" office:value="0.216036956778771" calcext:value-type="float">
            <text:p>0.216036956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4.25" calcext:value-type="float">
            <text:p>334.25</text:p>
          </table:table-cell>
          <table:table-cell office:value-type="float" office:value="116.966608483" calcext:value-type="float">
            <text:p>116.966608483</text:p>
          </table:table-cell>
          <table:table-cell office:value-type="float" office:value="47500" calcext:value-type="float">
            <text:p>47500</text:p>
          </table:table-cell>
          <table:table-cell office:value-type="float" office:value="34214.7069118" calcext:value-type="float">
            <text:p>34214.7069118</text:p>
          </table:table-cell>
          <table:table-cell table:formula="of:=[.B208]/[.E208]" office:value-type="float" office:value="0.00976919080036671" calcext:value-type="float">
            <text:p>0.009769190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.25" calcext:value-type="float">
            <text:p>227.25</text:p>
          </table:table-cell>
          <table:table-cell office:value-type="float" office:value="7.72576857018" calcext:value-type="float">
            <text:p>7.7257685702</text:p>
          </table:table-cell>
          <table:table-cell office:value-type="float" office:value="47500" calcext:value-type="float">
            <text:p>47500</text:p>
          </table:table-cell>
          <table:table-cell office:value-type="float" office:value="34814.0019554" calcext:value-type="float">
            <text:p>34814.0019554</text:p>
          </table:table-cell>
          <table:table-cell table:formula="of:=[.B209]/[.E209]" office:value-type="float" office:value="0.00652754602275052" calcext:value-type="float">
            <text:p>0.006527546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15" calcext:value-type="float">
            <text:p>261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4090.0938794" calcext:value-type="float">
            <text:p>34090.0938794</text:p>
          </table:table-cell>
          <table:table-cell table:formula="of:=[.B210]/[.E210]" office:value-type="float" office:value="0.0767085009871503" calcext:value-type="float">
            <text:p>0.076708501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84.66666667" calcext:value-type="float">
            <text:p>1084.66666667</text:p>
          </table:table-cell>
          <table:table-cell office:value-type="float" office:value="56.4052795007" calcext:value-type="float">
            <text:p>56.4052795007</text:p>
          </table:table-cell>
          <table:table-cell office:value-type="float" office:value="211" calcext:value-type="float">
            <text:p>211</text:p>
          </table:table-cell>
          <table:table-cell office:value-type="float" office:value="47275.9954494" calcext:value-type="float">
            <text:p>47275.9954494</text:p>
          </table:table-cell>
          <table:table-cell table:formula="of:=[.B211]/[.E211]" office:value-type="float" office:value="0.0229432856222124" calcext:value-type="float">
            <text:p>0.0229432856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8.666666667" calcext:value-type="float">
            <text:p>368.666666667</text:p>
          </table:table-cell>
          <table:table-cell office:value-type="float" office:value="22.1560124772" calcext:value-type="float">
            <text:p>22.1560124772</text:p>
          </table:table-cell>
          <table:table-cell office:value-type="float" office:value="1030" calcext:value-type="float">
            <text:p>1030</text:p>
          </table:table-cell>
          <table:table-cell office:value-type="float" office:value="9197.52895032" calcext:value-type="float">
            <text:p>9197.52895032</text:p>
          </table:table-cell>
          <table:table-cell table:formula="of:=[.B212]/[.E212]" office:value-type="float" office:value="0.0400832298173058" calcext:value-type="float">
            <text:p>0.0400832298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44.333333333" calcext:value-type="float">
            <text:p>644.333333333</text:p>
          </table:table-cell>
          <table:table-cell table:style-name="ce2" office:value-type="float" office:value="394.304732691" calcext:value-type="float">
            <text:p>394.304732691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11120.9097689" calcext:value-type="float">
            <text:p>11120.9097689</text:p>
          </table:table-cell>
          <table:table-cell table:style-name="ce2" table:formula="of:=[.B213]/[.E213]" office:value-type="float" office:value="0.0579389048848234" calcext:value-type="float">
            <text:p>0.0579389049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7" calcext:value-type="float">
            <text:p>817</text:p>
          </table:table-cell>
          <table:table-cell office:value-type="float" office:value="53.0722777603" calcext:value-type="float">
            <text:p>53.0722777603</text:p>
          </table:table-cell>
          <table:table-cell office:value-type="float" office:value="5220" calcext:value-type="float">
            <text:p>5220</text:p>
          </table:table-cell>
          <table:table-cell office:value-type="float" office:value="29695.3857968" calcext:value-type="float">
            <text:p>29695.3857968</text:p>
          </table:table-cell>
          <table:table-cell table:formula="of:=[.B214]/[.E214]" office:value-type="float" office:value="0.0275126918906048" calcext:value-type="float">
            <text:p>0.0275126919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4.666666667" calcext:value-type="float">
            <text:p>374.666666667</text:p>
          </table:table-cell>
          <table:table-cell office:value-type="float" office:value="11.0855260989" calcext:value-type="float">
            <text:p>11.0855260989</text:p>
          </table:table-cell>
          <table:table-cell office:value-type="float" office:value="5260" calcext:value-type="float">
            <text:p>5260</text:p>
          </table:table-cell>
          <table:table-cell office:value-type="float" office:value="34074.3752676" calcext:value-type="float">
            <text:p>34074.3752676</text:p>
          </table:table-cell>
          <table:table-cell table:formula="of:=[.B215]/[.E215]" office:value-type="float" office:value="0.0109955549800866" calcext:value-type="float">
            <text:p>0.01099555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6.333333333" calcext:value-type="float">
            <text:p>766.333333333</text:p>
          </table:table-cell>
          <table:table-cell office:value-type="float" office:value="13.0724477008" calcext:value-type="float">
            <text:p>13.0724477008</text:p>
          </table:table-cell>
          <table:table-cell office:value-type="float" office:value="5430" calcext:value-type="float">
            <text:p>5430</text:p>
          </table:table-cell>
          <table:table-cell office:value-type="float" office:value="65632.2193816" calcext:value-type="float">
            <text:p>65632.2193816</text:p>
          </table:table-cell>
          <table:table-cell table:formula="of:=[.B216]/[.E216]" office:value-type="float" office:value="0.0116761758257384" calcext:value-type="float">
            <text:p>0.0116761758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5640" calcext:value-type="float">
            <text:p>5640</text:p>
          </table:table-cell>
          <table:table-cell office:value-type="float" office:value="34006.1860213" calcext:value-type="float">
            <text:p>34006.1860213</text:p>
          </table:table-cell>
          <table:table-cell table:formula="of:=[.B217]/[.E217]" office:value-type="float" office:value="0.013673982719166" calcext:value-type="float">
            <text:p>0.0136739827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22.237473796" calcext:value-type="float">
            <text:p>122.237473796</text:p>
          </table:table-cell>
          <table:table-cell table:style-name="ce2" office:value-type="float" office:value="8830" calcext:value-type="float">
            <text:p>8830</text:p>
          </table:table-cell>
          <table:table-cell table:style-name="ce2" office:value-type="float" office:value="26197.755175" calcext:value-type="float">
            <text:p>26197.755175</text:p>
          </table:table-cell>
          <table:table-cell table:style-name="ce2" table:formula="of:=[.B218]/[.E218]" office:value-type="float" office:value="0.0193146319835398" calcext:value-type="float">
            <text:p>0.01931463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9.333333333" calcext:value-type="float">
            <text:p>569.333333333</text:p>
          </table:table-cell>
          <table:table-cell office:value-type="float" office:value="55.763389025" calcext:value-type="float">
            <text:p>55.763389025</text:p>
          </table:table-cell>
          <table:table-cell office:value-type="float" office:value="10200" calcext:value-type="float">
            <text:p>10200</text:p>
          </table:table-cell>
          <table:table-cell office:value-type="float" office:value="24803.6806229" calcext:value-type="float">
            <text:p>24803.6806229</text:p>
          </table:table-cell>
          <table:table-cell table:formula="of:=[.B219]/[.E219]" office:value-type="float" office:value="0.0229535826552839" calcext:value-type="float">
            <text:p>0.0229535827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60" calcext:value-type="float">
            <text:p>1560</text:p>
          </table:table-cell>
          <table:table-cell office:value-type="float" office:value="757.636236374" calcext:value-type="float">
            <text:p>757.636236374</text:p>
          </table:table-cell>
          <table:table-cell office:value-type="float" office:value="10500" calcext:value-type="float">
            <text:p>10500</text:p>
          </table:table-cell>
          <table:table-cell office:value-type="float" office:value="24824.5320763" calcext:value-type="float">
            <text:p>24824.5320763</text:p>
          </table:table-cell>
          <table:table-cell table:formula="of:=[.B220]/[.E220]" office:value-type="float" office:value="0.0628410636383891" calcext:value-type="float">
            <text:p>0.0628410636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6.333333333" calcext:value-type="float">
            <text:p>506.333333333</text:p>
          </table:table-cell>
          <table:table-cell office:value-type="float" office:value="6.94422221867" calcext:value-type="float">
            <text:p>6.9442222187</text:p>
          </table:table-cell>
          <table:table-cell office:value-type="float" office:value="10500" calcext:value-type="float">
            <text:p>10500</text:p>
          </table:table-cell>
          <table:table-cell office:value-type="float" office:value="32972.8038979" calcext:value-type="float">
            <text:p>32972.8038979</text:p>
          </table:table-cell>
          <table:table-cell table:formula="of:=[.B221]/[.E221]" office:value-type="float" office:value="0.0153560896701675" calcext:value-type="float">
            <text:p>0.0153560897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73.333333333" calcext:value-type="float">
            <text:p>573.333333333</text:p>
          </table:table-cell>
          <table:table-cell table:style-name="ce2" office:value-type="float" office:value="144.356811024" calcext:value-type="float">
            <text:p>144.356811024</text:p>
          </table:table-cell>
          <table:table-cell table:style-name="ce2" office:value-type="float" office:value="10500" calcext:value-type="float">
            <text:p>10500</text:p>
          </table:table-cell>
          <table:table-cell table:style-name="ce2" office:value-type="float" office:value="8273.50993732" calcext:value-type="float">
            <text:p>8273.50993732</text:p>
          </table:table-cell>
          <table:table-cell table:style-name="ce2" table:formula="of:=[.B222]/[.E222]" office:value-type="float" office:value="0.0692974732219536" calcext:value-type="float">
            <text:p>0.069297473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4.666666667" calcext:value-type="float">
            <text:p>614.666666667</text:p>
          </table:table-cell>
          <table:table-cell office:value-type="float" office:value="16.8588914885" calcext:value-type="float">
            <text:p>16.8588914885</text:p>
          </table:table-cell>
          <table:table-cell office:value-type="float" office:value="10600" calcext:value-type="float">
            <text:p>10600</text:p>
          </table:table-cell>
          <table:table-cell office:value-type="float" office:value="47102.2267441" calcext:value-type="float">
            <text:p>47102.2267441</text:p>
          </table:table-cell>
          <table:table-cell table:formula="of:=[.B223]/[.E223]" office:value-type="float" office:value="0.0130496307532635" calcext:value-type="float">
            <text:p>0.0130496308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7" calcext:value-type="float">
            <text:p>557</text:p>
          </table:table-cell>
          <table:table-cell office:value-type="float" office:value="17.6635217327" calcext:value-type="float">
            <text:p>17.6635217327</text:p>
          </table:table-cell>
          <table:table-cell office:value-type="float" office:value="10600" calcext:value-type="float">
            <text:p>10600</text:p>
          </table:table-cell>
          <table:table-cell office:value-type="float" office:value="25858.4005874" calcext:value-type="float">
            <text:p>25858.4005874</text:p>
          </table:table-cell>
          <table:table-cell table:formula="of:=[.B224]/[.E224]" office:value-type="float" office:value="0.0215403887072354" calcext:value-type="float">
            <text:p>0.0215403887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4" calcext:value-type="float">
            <text:p>464</text:p>
          </table:table-cell>
          <table:table-cell office:value-type="float" office:value="17.7200451467" calcext:value-type="float">
            <text:p>17.7200451467</text:p>
          </table:table-cell>
          <table:table-cell office:value-type="float" office:value="10800" calcext:value-type="float">
            <text:p>10800</text:p>
          </table:table-cell>
          <table:table-cell office:value-type="float" office:value="36612.3745007" calcext:value-type="float">
            <text:p>36612.3745007</text:p>
          </table:table-cell>
          <table:table-cell table:formula="of:=[.B225]/[.E225]" office:value-type="float" office:value="0.0126733107679517" calcext:value-type="float">
            <text:p>0.0126733108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30" calcext:value-type="float">
            <text:p>730</text:p>
          </table:table-cell>
          <table:table-cell office:value-type="float" office:value="13.5892114071" calcext:value-type="float">
            <text:p>13.5892114071</text:p>
          </table:table-cell>
          <table:table-cell office:value-type="float" office:value="11600" calcext:value-type="float">
            <text:p>11600</text:p>
          </table:table-cell>
          <table:table-cell office:value-type="float" office:value="45958.1611974" calcext:value-type="float">
            <text:p>45958.1611974</text:p>
          </table:table-cell>
          <table:table-cell table:formula="of:=[.B226]/[.E226]" office:value-type="float" office:value="0.0158840123490689" calcext:value-type="float">
            <text:p>0.0158840123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9" calcext:value-type="float">
            <text:p>849</text:p>
          </table:table-cell>
          <table:table-cell office:value-type="float" office:value="38.7900330841" calcext:value-type="float">
            <text:p>38.7900330841</text:p>
          </table:table-cell>
          <table:table-cell office:value-type="float" office:value="15300" calcext:value-type="float">
            <text:p>15300</text:p>
          </table:table-cell>
          <table:table-cell office:value-type="float" office:value="31699.6064059" calcext:value-type="float">
            <text:p>31699.6064059</text:p>
          </table:table-cell>
          <table:table-cell table:formula="of:=[.B227]/[.E227]" office:value-type="float" office:value="0.0267826669242802" calcext:value-type="float">
            <text:p>0.0267826669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2" calcext:value-type="float">
            <text:p>282</text:p>
          </table:table-cell>
          <table:table-cell office:value-type="float" office:value="36.9954952213" calcext:value-type="float">
            <text:p>36.9954952213</text:p>
          </table:table-cell>
          <table:table-cell office:value-type="float" office:value="15400" calcext:value-type="float">
            <text:p>15400</text:p>
          </table:table-cell>
          <table:table-cell office:value-type="float" office:value="11840.3277714" calcext:value-type="float">
            <text:p>11840.3277714</text:p>
          </table:table-cell>
          <table:table-cell table:formula="of:=[.B228]/[.E228]" office:value-type="float" office:value="0.0238169082346828" calcext:value-type="float">
            <text:p>0.023816908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1.666666667" calcext:value-type="float">
            <text:p>501.666666667</text:p>
          </table:table-cell>
          <table:table-cell office:value-type="float" office:value="27.5358352374" calcext:value-type="float">
            <text:p>27.5358352374</text:p>
          </table:table-cell>
          <table:table-cell office:value-type="float" office:value="16400" calcext:value-type="float">
            <text:p>16400</text:p>
          </table:table-cell>
          <table:table-cell office:value-type="float" office:value="34610.6762206" calcext:value-type="float">
            <text:p>34610.6762206</text:p>
          </table:table-cell>
          <table:table-cell table:formula="of:=[.B229]/[.E229]" office:value-type="float" office:value="0.0144945641474757" calcext:value-type="float">
            <text:p>0.0144945641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5.333333333" calcext:value-type="float">
            <text:p>725.333333333</text:p>
          </table:table-cell>
          <table:table-cell office:value-type="float" office:value="76.3558918632" calcext:value-type="float">
            <text:p>76.3558918632</text:p>
          </table:table-cell>
          <table:table-cell office:value-type="float" office:value="16400" calcext:value-type="float">
            <text:p>16400</text:p>
          </table:table-cell>
          <table:table-cell office:value-type="float" office:value="11562.6128613" calcext:value-type="float">
            <text:p>11562.6128613</text:p>
          </table:table-cell>
          <table:table-cell table:formula="of:=[.B230]/[.E230]" office:value-type="float" office:value="0.0627309192164244" calcext:value-type="float">
            <text:p>0.062730919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4.333333333" calcext:value-type="float">
            <text:p>344.333333333</text:p>
          </table:table-cell>
          <table:table-cell office:value-type="float" office:value="24.7296493213" calcext:value-type="float">
            <text:p>24.7296493213</text:p>
          </table:table-cell>
          <table:table-cell office:value-type="float" office:value="16500" calcext:value-type="float">
            <text:p>16500</text:p>
          </table:table-cell>
          <table:table-cell office:value-type="float" office:value="12149.828289" calcext:value-type="float">
            <text:p>12149.828289</text:p>
          </table:table-cell>
          <table:table-cell table:formula="of:=[.B231]/[.E231]" office:value-type="float" office:value="0.0283405925699169" calcext:value-type="float">
            <text:p>0.0283405926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2.333333333" calcext:value-type="float">
            <text:p>402.333333333</text:p>
          </table:table-cell>
          <table:table-cell office:value-type="float" office:value="2.86744175568" calcext:value-type="float">
            <text:p>2.8674417557</text:p>
          </table:table-cell>
          <table:table-cell office:value-type="float" office:value="17200" calcext:value-type="float">
            <text:p>17200</text:p>
          </table:table-cell>
          <table:table-cell office:value-type="float" office:value="9574.73565813" calcext:value-type="float">
            <text:p>9574.73565813</text:p>
          </table:table-cell>
          <table:table-cell table:formula="of:=[.B232]/[.E232]" office:value-type="float" office:value="0.0420203071602687" calcext:value-type="float">
            <text:p>0.042020307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3.333333333" calcext:value-type="float">
            <text:p>333.333333333</text:p>
          </table:table-cell>
          <table:table-cell office:value-type="float" office:value="55.631725561" calcext:value-type="float">
            <text:p>55.631725561</text:p>
          </table:table-cell>
          <table:table-cell office:value-type="float" office:value="20000" calcext:value-type="float">
            <text:p>20000</text:p>
          </table:table-cell>
          <table:table-cell office:value-type="float" office:value="26493.5904969" calcext:value-type="float">
            <text:p>26493.5904969</text:p>
          </table:table-cell>
          <table:table-cell table:formula="of:=[.B233]/[.E233]" office:value-type="float" office:value="0.0125816594535196" calcext:value-type="float">
            <text:p>0.012581659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0900" calcext:value-type="float">
            <text:p>20900</text:p>
          </table:table-cell>
          <table:table-cell office:value-type="float" office:value="8828.11439677" calcext:value-type="float">
            <text:p>8828.11439677</text:p>
          </table:table-cell>
          <table:table-cell table:formula="of:=[.B234]/[.E234]" office:value-type="float" office:value="0.0465558081293527" calcext:value-type="float">
            <text:p>0.0465558081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4.666666667" calcext:value-type="float">
            <text:p>294.666666667</text:p>
          </table:table-cell>
          <table:table-cell office:value-type="float" office:value="6.54896090146" calcext:value-type="float">
            <text:p>6.5489609015</text:p>
          </table:table-cell>
          <table:table-cell office:value-type="float" office:value="22300" calcext:value-type="float">
            <text:p>22300</text:p>
          </table:table-cell>
          <table:table-cell office:value-type="float" office:value="9834.50322538" calcext:value-type="float">
            <text:p>9834.50322538</text:p>
          </table:table-cell>
          <table:table-cell table:formula="of:=[.B235]/[.E235]" office:value-type="float" office:value="0.0299625369898248" calcext:value-type="float">
            <text:p>0.029962537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6.333333333" calcext:value-type="float">
            <text:p>396.333333333</text:p>
          </table:table-cell>
          <table:table-cell office:value-type="float" office:value="11.0252236057" calcext:value-type="float">
            <text:p>11.0252236057</text:p>
          </table:table-cell>
          <table:table-cell office:value-type="float" office:value="25400" calcext:value-type="float">
            <text:p>25400</text:p>
          </table:table-cell>
          <table:table-cell office:value-type="float" office:value="17283.2722488" calcext:value-type="float">
            <text:p>17283.2722488</text:p>
          </table:table-cell>
          <table:table-cell table:formula="of:=[.B236]/[.E236]" office:value-type="float" office:value="0.0229316143162946" calcext:value-type="float">
            <text:p>0.0229316143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1.666666667" calcext:value-type="float">
            <text:p>281.666666667</text:p>
          </table:table-cell>
          <table:table-cell office:value-type="float" office:value="2.35702260396" calcext:value-type="float">
            <text:p>2.357022604</text:p>
          </table:table-cell>
          <table:table-cell office:value-type="float" office:value="26100" calcext:value-type="float">
            <text:p>26100</text:p>
          </table:table-cell>
          <table:table-cell office:value-type="float" office:value="11101.2695874" calcext:value-type="float">
            <text:p>11101.2695874</text:p>
          </table:table-cell>
          <table:table-cell table:formula="of:=[.B237]/[.E237]" office:value-type="float" office:value="0.0253724733418503" calcext:value-type="float">
            <text:p>0.0253724733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231.194002229" calcext:value-type="float">
            <text:p>231.194002229</text:p>
          </table:table-cell>
          <table:table-cell table:style-name="ce2" office:value-type="float" office:value="30200" calcext:value-type="float">
            <text:p>30200</text:p>
          </table:table-cell>
          <table:table-cell table:style-name="ce2" office:value-type="float" office:value="11298.1561625" calcext:value-type="float">
            <text:p>11298.1561625</text:p>
          </table:table-cell>
          <table:table-cell table:style-name="ce2" table:formula="of:=[.B238]/[.E238]" office:value-type="float" office:value="0.0526634604303736" calcext:value-type="float">
            <text:p>0.0526634604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8" calcext:value-type="float">
            <text:p>408</text:p>
          </table:table-cell>
          <table:table-cell office:value-type="float" office:value="4.32049379894" calcext:value-type="float">
            <text:p>4.3204937989</text:p>
          </table:table-cell>
          <table:table-cell office:value-type="float" office:value="30200" calcext:value-type="float">
            <text:p>30200</text:p>
          </table:table-cell>
          <table:table-cell office:value-type="float" office:value="11114.4295742" calcext:value-type="float">
            <text:p>11114.4295742</text:p>
          </table:table-cell>
          <table:table-cell table:formula="of:=[.B239]/[.E239]" office:value-type="float" office:value="0.0367090364175858" calcext:value-type="float">
            <text:p>0.0367090364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333333333" calcext:value-type="float">
            <text:p>296.333333333</text:p>
          </table:table-cell>
          <table:table-cell office:value-type="float" office:value="9.5684667296" calcext:value-type="float">
            <text:p>9.5684667296</text:p>
          </table:table-cell>
          <table:table-cell office:value-type="float" office:value="30800" calcext:value-type="float">
            <text:p>30800</text:p>
          </table:table-cell>
          <table:table-cell office:value-type="float" office:value="26694.6236575" calcext:value-type="float">
            <text:p>26694.6236575</text:p>
          </table:table-cell>
          <table:table-cell table:formula="of:=[.B240]/[.E240]" office:value-type="float" office:value="0.0111008619988446" calcext:value-type="float">
            <text:p>0.01110086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4" calcext:value-type="float">
            <text:p>284</text:p>
          </table:table-cell>
          <table:table-cell office:value-type="float" office:value="3.74165738677" calcext:value-type="float">
            <text:p>3.7416573868</text:p>
          </table:table-cell>
          <table:table-cell office:value-type="float" office:value="31600" calcext:value-type="float">
            <text:p>31600</text:p>
          </table:table-cell>
          <table:table-cell office:value-type="float" office:value="12428.862768" calcext:value-type="float">
            <text:p>12428.862768</text:p>
          </table:table-cell>
          <table:table-cell table:formula="of:=[.B241]/[.E241]" office:value-type="float" office:value="0.0228500390825137" calcext:value-type="float">
            <text:p>0.0228500391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3" calcext:value-type="float">
            <text:p>423</text:p>
          </table:table-cell>
          <table:table-cell office:value-type="float" office:value="7.25718035236" calcext:value-type="float">
            <text:p>7.2571803524</text:p>
          </table:table-cell>
          <table:table-cell office:value-type="float" office:value="31600" calcext:value-type="float">
            <text:p>31600</text:p>
          </table:table-cell>
          <table:table-cell office:value-type="float" office:value="10115.3083687" calcext:value-type="float">
            <text:p>10115.3083687</text:p>
          </table:table-cell>
          <table:table-cell table:formula="of:=[.B242]/[.E242]" office:value-type="float" office:value="0.0418178057041639" calcext:value-type="float">
            <text:p>0.0418178057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6.333333333" calcext:value-type="float">
            <text:p>346.333333333</text:p>
          </table:table-cell>
          <table:table-cell office:value-type="float" office:value="12.3648246607" calcext:value-type="float">
            <text:p>12.3648246607</text:p>
          </table:table-cell>
          <table:table-cell office:value-type="float" office:value="32700" calcext:value-type="float">
            <text:p>32700</text:p>
          </table:table-cell>
          <table:table-cell office:value-type="float" office:value="9155.66532118" calcext:value-type="float">
            <text:p>9155.66532118</text:p>
          </table:table-cell>
          <table:table-cell table:formula="of:=[.B243]/[.E243]" office:value-type="float" office:value="0.0378272163937469" calcext:value-type="float">
            <text:p>0.0378272164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9.333333333" calcext:value-type="float">
            <text:p>449.333333333</text:p>
          </table:table-cell>
          <table:table-cell office:value-type="float" office:value="9.5684667296" calcext:value-type="float">
            <text:p>9.5684667296</text:p>
          </table:table-cell>
          <table:table-cell office:value-type="float" office:value="35000" calcext:value-type="float">
            <text:p>35000</text:p>
          </table:table-cell>
          <table:table-cell office:value-type="float" office:value="8303.73105222" calcext:value-type="float">
            <text:p>8303.73105222</text:p>
          </table:table-cell>
          <table:table-cell table:formula="of:=[.B244]/[.E244]" office:value-type="float" office:value="0.0541122214227869" calcext:value-type="float">
            <text:p>0.0541122214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6.666666667" calcext:value-type="float">
            <text:p>316.666666667</text:p>
          </table:table-cell>
          <table:table-cell office:value-type="float" office:value="20.138409956" calcext:value-type="float">
            <text:p>20.138409956</text:p>
          </table:table-cell>
          <table:table-cell office:value-type="float" office:value="35100" calcext:value-type="float">
            <text:p>35100</text:p>
          </table:table-cell>
          <table:table-cell office:value-type="float" office:value="8717.46913742" calcext:value-type="float">
            <text:p>8717.46913742</text:p>
          </table:table-cell>
          <table:table-cell table:formula="of:=[.B245]/[.E245]" office:value-type="float" office:value="0.0363255277047898" calcext:value-type="float">
            <text:p>0.0363255277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2.333333333" calcext:value-type="float">
            <text:p>312.333333333</text:p>
          </table:table-cell>
          <table:table-cell office:value-type="float" office:value="1.24721912892" calcext:value-type="float">
            <text:p>1.2472191289</text:p>
          </table:table-cell>
          <table:table-cell office:value-type="float" office:value="35100" calcext:value-type="float">
            <text:p>35100</text:p>
          </table:table-cell>
          <table:table-cell office:value-type="float" office:value="8686.92673983" calcext:value-type="float">
            <text:p>8686.92673983</text:p>
          </table:table-cell>
          <table:table-cell table:formula="of:=[.B246]/[.E246]" office:value-type="float" office:value="0.0359544108851449" calcext:value-type="float">
            <text:p>0.0359544109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4" calcext:value-type="float">
            <text:p>354</text:p>
          </table:table-cell>
          <table:table-cell office:value-type="float" office:value="22.2261107709" calcext:value-type="float">
            <text:p>22.2261107709</text:p>
          </table:table-cell>
          <table:table-cell office:value-type="float" office:value="35100" calcext:value-type="float">
            <text:p>35100</text:p>
          </table:table-cell>
          <table:table-cell office:value-type="float" office:value="10757.6271952" calcext:value-type="float">
            <text:p>10757.6271952</text:p>
          </table:table-cell>
          <table:table-cell table:formula="of:=[.B247]/[.E247]" office:value-type="float" office:value="0.0329068849084074" calcext:value-type="float">
            <text:p>0.0329068849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72.666666667" calcext:value-type="float">
            <text:p>672.666666667</text:p>
          </table:table-cell>
          <table:table-cell table:style-name="ce2" office:value-type="float" office:value="297.525722511" calcext:value-type="float">
            <text:p>297.525722511</text:p>
          </table:table-cell>
          <table:table-cell table:style-name="ce2" office:value-type="float" office:value="47500" calcext:value-type="float">
            <text:p>47500</text:p>
          </table:table-cell>
          <table:table-cell table:style-name="ce2" office:value-type="float" office:value="34214.7069118" calcext:value-type="float">
            <text:p>34214.7069118</text:p>
          </table:table-cell>
          <table:table-cell table:style-name="ce2" table:formula="of:=[.B248]/[.E248]" office:value-type="float" office:value="0.0196601615907752" calcext:value-type="float">
            <text:p>0.0196601616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8" calcext:value-type="float">
            <text:p>468</text:p>
          </table:table-cell>
          <table:table-cell office:value-type="float" office:value="4.32049379894" calcext:value-type="float">
            <text:p>4.3204937989</text:p>
          </table:table-cell>
          <table:table-cell office:value-type="float" office:value="47500" calcext:value-type="float">
            <text:p>47500</text:p>
          </table:table-cell>
          <table:table-cell office:value-type="float" office:value="34814.0019554" calcext:value-type="float">
            <text:p>34814.0019554</text:p>
          </table:table-cell>
          <table:table-cell table:formula="of:=[.B249]/[.E249]" office:value-type="float" office:value="0.0134428670567535" calcext:value-type="float">
            <text:p>0.0134428671</text:p>
          </table:table-cell>
          <table:table-cell table:number-columns-repeated="1018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0T02:09:47.07546186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868cm" svg:y="0.316cm" chart:style-name="ch2">
          <text:p>10 MB File</text:p>
        </chart:title>
        <chart:plot-area chart:style-name="ch3" table:cell-range-address="Sheet1.D39:Sheet1.D81 Sheet1.F39:Sheet1.F81" chart:data-source-has-labels="column" svg:x="1.331cm" svg:y="1.301cm" svg:width="14.37cm" svg:height="6.544cm">
          <chartooo:coordinate-region svg:x="2.429cm" svg:y="1.5cm" svg:width="13.13cm" svg:height="5.16cm"/>
          <chart:axis chart:dimension="x" chart:name="primary-x" chart:style-name="ch4" chartooo:axis-type="auto">
            <chartooo:date-scale/>
            <chart:title svg:x="6.699cm" svg:y="8.025cm" chart:style-name="ch5">
              <text:p>Bandwidth (Kb / second)</text:p>
            </chart:title>
            <chart:categories table:cell-range-address="Sheet1.D39:Sheet1.D81"/>
          </chart:axis>
          <chart:axis chart:dimension="y" chart:name="primary-y" chart:style-name="ch4">
            <chart:title svg:x="0.451cm" svg:y="6.853cm" chart:style-name="ch6">
              <text:p>Time Taken / Distance of Circuit</text:p>
            </chart:title>
            <chart:grid chart:style-name="ch7" chart:class="major"/>
          </chart:axis>
          <chart:series chart:style-name="ch8" chart:values-cell-range-address="Sheet1.F39:Sheet1.F81" chart:class="chart:line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Sheet1.D39:Sheet1.D81</svg:desc>
                </draw:g>
              </table:table-cell>
              <table:table-cell office:value-type="float" office:value="0.00475542553841013">
                <text:p>0.00475542553841013</text:p>
                <draw:g>
                  <svg:desc>Sheet1.F39:Sheet1.F81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368728817364619">
                <text:p>0.00368728817364619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0117546818513592">
                <text:p>0.0011754681851359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0313748866820321">
                <text:p>0.00313748866820321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0181125983048889">
                <text:p>0.00181125983048889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0.00125079557467486">
                <text:p>0.00125079557467486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0.000545864740114136">
                <text:p>0.000545864740114136</text:p>
              </table:table-cell>
            </table:table-row>
            <table:table-row>
              <table:table-cell office:value-type="float" office:value="5430">
                <text:p>5430</text:p>
              </table:table-cell>
              <table:table-cell office:value-type="float" office:value="0.000603362195780048">
                <text:p>0.000603362195780048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0.000770448058585266">
                <text:p>0.000770448058585266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0.000885096197550742">
                <text:p>0.000885096197550742</text:p>
              </table:table-cell>
            </table:table-row>
            <table:table-row>
              <table:table-cell office:value-type="float" office:value="8830">
                <text:p>8830</text:p>
              </table:table-cell>
              <table:table-cell office:value-type="float" office:value="0.000681628740241863">
                <text:p>0.000681628740241863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0162475886593996">
                <text:p>0.00162475886593996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00777846469345085">
                <text:p>0.00077784646934508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190537327570244">
                <text:p>0.00190537327570244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077119833385536">
                <text:p>0.00077119833385536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224468559439668">
                <text:p>0.0022446855943966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0755196325741769">
                <text:p>0.000755196325741769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0977852988247887">
                <text:p>0.000977852988247887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00959862822943322">
                <text:p>0.00095986282294332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0161637699051159">
                <text:p>0.00161637699051159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0238488765544828">
                <text:p>0.00238488765544828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0126685682099377">
                <text:p>0.00126685682099377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0122175348485482">
                <text:p>0.00122175348485482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014697444632421">
                <text:p>0.0014697444632421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0228279334673233">
                <text:p>0.002282793346732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571566815176367">
                <text:p>0.000571566815176367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0249203839135221">
                <text:p>0.00249203839135221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0143808556657965">
                <text:p>0.00143808556657965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0113239138339436">
                <text:p>0.00113239138339436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0111956306715644">
                <text:p>0.00111956306715644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0282346955920826">
                <text:p>0.00282346955920826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115975362603598">
                <text:p>0.0115975362603598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00513747108416226">
                <text:p>0.000513747108416226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0109192842697899">
                <text:p>0.00109192842697899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0190658688620667">
                <text:p>0.00190658688620667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0238728067162278">
                <text:p>0.0023872806716227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247737173109674">
                <text:p>0.00247737173109674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120447802389439">
                <text:p>0.0120447802389439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17760678650436">
                <text:p>0.001776067865043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172634989430443">
                <text:p>0.00172634989430443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0328923503012744">
                <text:p>0.00328923503012744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102587463602953">
                <text:p>0.00102587463602953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148503467272256">
                <text:p>0.00148503467272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987cm" svg:y="0.316cm" chart:style-name="ch2">
          <text:p>5 MB File</text:p>
        </chart:title>
        <chart:plot-area chart:style-name="ch3" table:cell-range-address="Sheet1.D2:Sheet1.D38 Sheet1.F2:Sheet1.F38" chart:data-source-has-labels="column" svg:x="1.331cm" svg:y="1.301cm" svg:width="14.37cm" svg:height="6.544cm">
          <chartooo:coordinate-region svg:x="2.429cm" svg:y="1.5cm" svg:width="13.13cm" svg:height="5.16cm"/>
          <chart:axis chart:dimension="x" chart:name="primary-x" chart:style-name="ch4" chartooo:axis-type="auto">
            <chartooo:date-scale/>
            <chart:title svg:x="6.699cm" svg:y="8.025cm" chart:style-name="ch5">
              <text:p>Bandwidth (Kb / second)</text:p>
            </chart:title>
            <chart:categories table:cell-range-address="Sheet1.D2:Sheet1.D38"/>
          </chart:axis>
          <chart:axis chart:dimension="y" chart:name="primary-y" chart:style-name="ch4">
            <chart:title svg:x="0.451cm" svg:y="6.853cm" chart:style-name="ch6">
              <text:p>Time Taken / Distance of Circuit</text:p>
            </chart:title>
            <chart:grid chart:style-name="ch7" chart:class="major"/>
          </chart:axis>
          <chart:series chart:style-name="ch8" chart:values-cell-range-address="Sheet1.F2:Sheet1.F38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7">
                <text:p>20</text:p>
                <draw:g>
                  <svg:desc>Sheet1.D2:Sheet1.D38</svg:desc>
                </draw:g>
              </table:table-cell>
              <table:table-cell office:value-type="float" office:value="0.00166323977283802">
                <text:p>0.00166323977283802</text:p>
                <draw:g>
                  <svg:desc>Sheet1.F2:Sheet1.F38</svg:desc>
                </draw:g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0119597340322775">
                <text:p>0.0011959734032277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0107904840965066">
                <text:p>0.00107904840965066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0.000707180574911506">
                <text:p>0.000707180574911506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0.000425539716755643">
                <text:p>0.000425539716755643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0.000379342746402669">
                <text:p>0.000379342746402669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0.000461379932766549">
                <text:p>0.000461379932766549</text:p>
              </table:table-cell>
            </table:table-row>
            <table:table-row>
              <table:table-cell office:value-type="float" office:value="8830">
                <text:p>8830</text:p>
              </table:table-cell>
              <table:table-cell office:value-type="float" office:value="0.00132644952851385">
                <text:p>0.00132644952851385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00753920367073878">
                <text:p>0.000753920367073878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00408231480366478">
                <text:p>0.000408231480366478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134544328559115">
                <text:p>0.0013454432855911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0420259766200306">
                <text:p>0.000420259766200306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128925531576206">
                <text:p>0.00128925531576206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0357884202559734">
                <text:p>0.000357884202559734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0497213383853481">
                <text:p>0.000497213383853481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00565772802141089">
                <text:p>0.000565772802141089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00932525186832857">
                <text:p>0.000932525186832857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0109780542869841">
                <text:p>0.00109780542869841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0135131394239335">
                <text:p>0.00135131394239335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00592302787421373">
                <text:p>0.000592302787421373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00987668279301063">
                <text:p>0.000987668279301063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0119063339261175">
                <text:p>0.0011906333926117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0133663877354346">
                <text:p>0.00133663877354346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00983610033752742">
                <text:p>0.000983610033752742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0258891801275366">
                <text:p>0.00258891801275366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0605519154633216">
                <text:p>0.00605519154633216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00412067993208419">
                <text:p>0.000412067993208419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00965494609120299">
                <text:p>0.000965494609120299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0124563676565595">
                <text:p>0.0012456367656559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0174755186419788">
                <text:p>0.0017475518641978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144513350980844">
                <text:p>0.00144513350980844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512763501600756">
                <text:p>0.0051276350160075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126627060748244">
                <text:p>0.00126627060748244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00288219018636703">
                <text:p>0.00288219018636703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0176400456430441">
                <text:p>0.00176400456430441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0885584087512675">
                <text:p>0.000885584087512675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104555632663639">
                <text:p>0.001045556326636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868cm" svg:y="0.316cm" chart:style-name="ch2">
          <text:p>20 MB File</text:p>
        </chart:title>
        <chart:plot-area chart:style-name="ch3" table:cell-range-address="Sheet1.D82:Sheet1.D124 Sheet1.F82:Sheet1.F124" chart:data-source-has-labels="column" svg:x="1.331cm" svg:y="1.301cm" svg:width="14.37cm" svg:height="6.544cm">
          <chartooo:coordinate-region svg:x="2.429cm" svg:y="1.5cm" svg:width="13.13cm" svg:height="5.159cm"/>
          <chart:axis chart:dimension="x" chart:name="primary-x" chart:style-name="ch4" chartooo:axis-type="auto">
            <chartooo:date-scale/>
            <chart:title svg:x="6.699cm" svg:y="8.025cm" chart:style-name="ch5">
              <text:p>Bandwidth (Kb / second)</text:p>
            </chart:title>
            <chart:categories table:cell-range-address="Sheet1.D82:Sheet1.D124"/>
          </chart:axis>
          <chart:axis chart:dimension="y" chart:name="primary-y" chart:style-name="ch4">
            <chart:title svg:x="0.451cm" svg:y="6.853cm" chart:style-name="ch6">
              <text:p>Time Taken / Distance of Circuit</text:p>
            </chart:title>
            <chart:grid chart:style-name="ch7" chart:class="major"/>
          </chart:axis>
          <chart:series chart:style-name="ch8" chart:values-cell-range-address="Sheet1.F82:Sheet1.F124" chart:class="chart:line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Sheet1.D82:Sheet1.D124</svg:desc>
                </draw:g>
              </table:table-cell>
              <table:table-cell office:value-type="float" office:value="0.00942168684796934">
                <text:p>0.00942168684796934</text:p>
                <draw:g>
                  <svg:desc>Sheet1.F82:Sheet1.F124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734230890901863">
                <text:p>0.0073423089090186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022210002983942">
                <text:p>0.002221000298394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0388303052996179">
                <text:p>0.00388303052996179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036482112897687">
                <text:p>0.0036482112897687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0.00250640190155807">
                <text:p>0.00250640190155807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0.00112401180356835">
                <text:p>0.00112401180356835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0.00141738917648129">
                <text:p>0.00141738917648129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0.00175606851961098">
                <text:p>0.00175606851961098</text:p>
              </table:table-cell>
            </table:table-row>
            <table:table-row>
              <table:table-cell office:value-type="float" office:value="8830">
                <text:p>8830</text:p>
              </table:table-cell>
              <table:table-cell office:value-type="float" office:value="0.0054094056825615">
                <text:p>0.0054094056825615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0295117491282395">
                <text:p>0.00295117491282395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0152810973055874">
                <text:p>0.00152810973055874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301717670930471">
                <text:p>0.00301717670930471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153806409280013">
                <text:p>0.00153806409280013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467930612371278">
                <text:p>0.0046793061237127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131931888232193">
                <text:p>0.00131931888232193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191703382441815">
                <text:p>0.00191703382441815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0151392998090141">
                <text:p>0.00151392998090141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0303381527450859">
                <text:p>0.00303381527450859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0325556092648495">
                <text:p>0.00325556092648495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0279915030924699">
                <text:p>0.00279915030924699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0429780681116728">
                <text:p>0.0042978068111672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132199481804508">
                <text:p>0.0132199481804508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0271608776807792">
                <text:p>0.00271608776807792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0443130473190385">
                <text:p>0.0044313047319038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61027949976398">
                <text:p>0.00461027949976398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0516207952494063">
                <text:p>0.00516207952494063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0326837628767548">
                <text:p>0.00326837628767548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0215732956982662">
                <text:p>0.00215732956982662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0220052051130499">
                <text:p>0.00220052051130499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0578855514646459">
                <text:p>0.00578855514646459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14998520516695">
                <text:p>0.014998520516695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0112917333204026">
                <text:p>0.00112917333204026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022758087214967">
                <text:p>0.0022758087214967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0427922834459895">
                <text:p>0.0042792283445989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0358872257825882">
                <text:p>0.0035887225782588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483431566972148">
                <text:p>0.00483431566972148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166906240453937">
                <text:p>0.0166906240453937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355213573007568">
                <text:p>0.00355213573007568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334646287204143">
                <text:p>0.00334646287204143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169198249949756">
                <text:p>0.0169198249949756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13386056504317">
                <text:p>0.0013386056504317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176078579183545">
                <text:p>0.00176078579183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868cm" svg:y="0.316cm" chart:style-name="ch2">
          <text:p>50 MB File</text:p>
        </chart:title>
        <chart:plot-area chart:style-name="ch3" table:cell-range-address="Sheet1.D125:Sheet1.D166 Sheet1.F125:Sheet1.F166" chart:data-source-has-labels="column" svg:x="1.331cm" svg:y="1.301cm" svg:width="14.37cm" svg:height="6.544cm">
          <chartooo:coordinate-region svg:x="2.243cm" svg:y="1.5cm" svg:width="13.458cm" svg:height="5.16cm"/>
          <chart:axis chart:dimension="x" chart:name="primary-x" chart:style-name="ch4" chartooo:axis-type="auto">
            <chartooo:date-scale/>
            <chart:title svg:x="6.699cm" svg:y="8.025cm" chart:style-name="ch5">
              <text:p>Bandwidth (Kb / second)</text:p>
            </chart:title>
            <chart:categories table:cell-range-address="Sheet1.D125:Sheet1.D166"/>
          </chart:axis>
          <chart:axis chart:dimension="y" chart:name="primary-y" chart:style-name="ch4">
            <chart:title svg:x="0.451cm" svg:y="6.853cm" chart:style-name="ch6">
              <text:p>Time Taken / Distance of Circuit</text:p>
            </chart:title>
            <chart:grid chart:style-name="ch7" chart:class="major"/>
          </chart:axis>
          <chart:series chart:style-name="ch8" chart:values-cell-range-address="Sheet1.F125:Sheet1.F166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Sheet1.D125:Sheet1.D166</svg:desc>
                </draw:g>
              </table:table-cell>
              <table:table-cell office:value-type="float" office:value="0.0236011769470705">
                <text:p>0.0236011769470705</text:p>
                <draw:g>
                  <svg:desc>Sheet1.F125:Sheet1.F166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77881586992764">
                <text:p>0.017788158699276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0449276631789454">
                <text:p>0.0044927663178945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133731571451831">
                <text:p>0.0133731571451831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0856045071656188">
                <text:p>0.00856045071656188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0.00675525825367848">
                <text:p>0.00675525825367848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0.00270584564723244">
                <text:p>0.00270584564723244</text:p>
              </table:table-cell>
            </table:table-row>
            <table:table-row>
              <table:table-cell office:value-type="float" office:value="5430">
                <text:p>5430</text:p>
              </table:table-cell>
              <table:table-cell office:value-type="float" office:value="0.00288577777476619">
                <text:p>0.00288577777476619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0.00345819433929875">
                <text:p>0.00345819433929875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0.00439629164507554">
                <text:p>0.00439629164507554</text:p>
              </table:table-cell>
            </table:table-row>
            <table:table-row>
              <table:table-cell office:value-type="float" office:value="8830">
                <text:p>8830</text:p>
              </table:table-cell>
              <table:table-cell office:value-type="float" office:value="0.00392400033183377">
                <text:p>0.00392400033183377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0749082375413511">
                <text:p>0.00749082375413511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0343300608421006">
                <text:p>0.00343300608421006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770205856901282">
                <text:p>0.00770205856901282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380919986025208">
                <text:p>0.00380919986025208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131262306835614">
                <text:p>0.0131262306835614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333317575096735">
                <text:p>0.00333317575096735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485722230094931">
                <text:p>0.00485722230094931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0351247363094522">
                <text:p>0.0035124736309452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0674526551809775">
                <text:p>0.00674526551809775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066045468934475">
                <text:p>0.0066045468934475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310310484579918">
                <text:p>0.0310310484579918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0739105095676962">
                <text:p>0.00739105095676962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12198770197987">
                <text:p>0.01219877019798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394812473651841">
                <text:p>0.00394812473651841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122789528010263">
                <text:p>0.0122789528010263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0750419195649289">
                <text:p>0.00750419195649289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0579751325776616">
                <text:p>0.00579751325776616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0565701062437744">
                <text:p>0.00565701062437744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209591721511134">
                <text:p>0.0209591721511134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386704506183293">
                <text:p>0.0386704506183293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0274212519116875">
                <text:p>0.00274212519116875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0556768557926039">
                <text:p>0.00556768557926039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0919398565127008">
                <text:p>0.00919398565127008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0937124687176114">
                <text:p>0.0093712468717611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122354637163781">
                <text:p>0.0122354637163781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242042726706397">
                <text:p>0.0242042726706397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886389425237709">
                <text:p>0.00886389425237709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847770594250496">
                <text:p>0.0084777059425049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487508487931956">
                <text:p>0.0487508487931956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330851876918927">
                <text:p>0.00330851876918927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363646788330128">
                <text:p>0.003636467883301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749cm" svg:y="0.316cm" chart:style-name="ch2">
          <text:p>100 MB File</text:p>
        </chart:title>
        <chart:plot-area chart:style-name="ch3" table:cell-range-address="Sheet1.D167:Sheet1.D209 Sheet1.F167:Sheet1.F209" chart:data-source-has-labels="column" svg:x="1.331cm" svg:y="1.301cm" svg:width="14.37cm" svg:height="6.544cm">
          <chartooo:coordinate-region svg:x="2.243cm" svg:y="1.5cm" svg:width="13.317cm" svg:height="5.16cm"/>
          <chart:axis chart:dimension="x" chart:name="primary-x" chart:style-name="ch4" chartooo:axis-type="auto">
            <chartooo:date-scale/>
            <chart:title svg:x="6.699cm" svg:y="8.025cm" chart:style-name="ch5">
              <text:p>Bandwidth (Kb / second)</text:p>
            </chart:title>
            <chart:categories table:cell-range-address="Sheet1.D167:Sheet1.D209"/>
          </chart:axis>
          <chart:axis chart:dimension="y" chart:name="primary-y" chart:style-name="ch4">
            <chart:title svg:x="0.451cm" svg:y="6.853cm" chart:style-name="ch6">
              <text:p>Time Taken / Distance of Circuit</text:p>
            </chart:title>
            <chart:grid chart:style-name="ch7" chart:class="major"/>
          </chart:axis>
          <chart:series chart:style-name="ch8" chart:values-cell-range-address="Sheet1.F167:Sheet1.F209" chart:class="chart:line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Sheet1.D167:Sheet1.D209</svg:desc>
                </draw:g>
              </table:table-cell>
              <table:table-cell office:value-type="float" office:value="0.058025107991343">
                <text:p>0.058025107991343</text:p>
                <draw:g>
                  <svg:desc>Sheet1.F167:Sheet1.F209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64416714249854">
                <text:p>0.036441671424985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09455115556021">
                <text:p>0.00945511555602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221363804451973">
                <text:p>0.022136380445197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278034806886653">
                <text:p>0.0278034806886653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0.0136115423037729">
                <text:p>0.0136115423037729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0.00560538523450537">
                <text:p>0.00560538523450537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0.00726338436910537">
                <text:p>0.00726338436910537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0.00962306716913087">
                <text:p>0.00962306716913087</text:p>
              </table:table-cell>
            </table:table-row>
            <table:table-row>
              <table:table-cell office:value-type="float" office:value="8830">
                <text:p>8830</text:p>
              </table:table-cell>
              <table:table-cell office:value-type="float" office:value="0.0127568181994051">
                <text:p>0.0127568181994051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123066412860589">
                <text:p>0.0123066412860589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0697413834430075">
                <text:p>0.0069741383443007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143003702510437">
                <text:p>0.014300370251043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0750921883278993">
                <text:p>0.00750921883278993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229890338491103">
                <text:p>0.0229890338491103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659416807802841">
                <text:p>0.00659416807802841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976085118439177">
                <text:p>0.00976085118439177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0653331020623715">
                <text:p>0.00653331020623715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0886893621024723">
                <text:p>0.00886893621024723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106468198903941">
                <text:p>0.0106468198903941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131246366654954">
                <text:p>0.0131246366654954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0850026731996916">
                <text:p>0.00850026731996916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284537763173894">
                <text:p>0.0284537763173894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149302521554344">
                <text:p>0.0149302521554344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219744970004835">
                <text:p>0.021974497000483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24331958719805">
                <text:p>0.012433195871980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229267532004403">
                <text:p>0.0229267532004403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148660279680117">
                <text:p>0.0148660279680117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11109007440031">
                <text:p>0.011109007440031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122148191188787">
                <text:p>0.0122148191188787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663382581387647">
                <text:p>0.0663382581387647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693242954895829">
                <text:p>0.0693242954895829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053643760570405">
                <text:p>0.0053643760570405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114250195412569">
                <text:p>0.0114250195412569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18743867521299">
                <text:p>0.018743867521299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17344452252164">
                <text:p>0.01734445225216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245190985497498">
                <text:p>0.0245190985497498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220534190565426">
                <text:p>0.022053419056542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176817423008457">
                <text:p>0.0176817423008457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189446981478345">
                <text:p>0.0189446981478345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216036956778771">
                <text:p>0.216036956778771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976919080036671">
                <text:p>0.00976919080036671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0652754602275052">
                <text:p>0.006527546022750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title svg:x="6.749cm" svg:y="0.316cm" chart:style-name="ch2">
          <text:p>200 MB File</text:p>
        </chart:title>
        <chart:plot-area chart:style-name="ch3" table:cell-range-address="Sheet1.D210:Sheet1.D249 Sheet1.F210:Sheet1.F249" chart:data-source-has-labels="column" svg:x="1.331cm" svg:y="1.301cm" svg:width="14.37cm" svg:height="6.544cm">
          <chartooo:coordinate-region svg:x="2.243cm" svg:y="1.5cm" svg:width="13.316cm" svg:height="5.16cm"/>
          <chart:axis chart:dimension="x" chart:name="primary-x" chart:style-name="ch4" chartooo:axis-type="auto">
            <chartooo:date-scale/>
            <chart:title svg:x="6.699cm" svg:y="8.025cm" chart:style-name="ch5">
              <text:p>Bandwidth (Kb / second)</text:p>
            </chart:title>
            <chart:categories table:cell-range-address="Sheet1.D210:Sheet1.D249"/>
          </chart:axis>
          <chart:axis chart:dimension="y" chart:name="primary-y" chart:style-name="ch4">
            <chart:title svg:x="0.451cm" svg:y="6.853cm" chart:style-name="ch6">
              <text:p>Time Taken / Distance of Circuit</text:p>
            </chart:title>
            <chart:grid chart:style-name="ch7" chart:class="major"/>
          </chart:axis>
          <chart:series chart:style-name="ch8" chart:values-cell-range-address="Sheet1.F210:Sheet1.F249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7">
                <text:p>20</text:p>
                <draw:g>
                  <svg:desc>Sheet1.D210:Sheet1.D249</svg:desc>
                </draw:g>
              </table:table-cell>
              <table:table-cell office:value-type="float" office:value="0.0767085009871503">
                <text:p>0.0767085009871503</text:p>
                <draw:g>
                  <svg:desc>Sheet1.F210:Sheet1.F249</svg:desc>
                </draw:g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229432856222124">
                <text:p>0.022943285622212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400832298173058">
                <text:p>0.040083229817305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579389048848234">
                <text:p>0.0579389048848234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0.0275126918906048">
                <text:p>0.0275126918906048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0.0109955549800866">
                <text:p>0.0109955549800866</text:p>
              </table:table-cell>
            </table:table-row>
            <table:table-row>
              <table:table-cell office:value-type="float" office:value="5430">
                <text:p>5430</text:p>
              </table:table-cell>
              <table:table-cell office:value-type="float" office:value="0.0116761758257384">
                <text:p>0.0116761758257384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0.013673982719166">
                <text:p>0.013673982719166</text:p>
              </table:table-cell>
            </table:table-row>
            <table:table-row>
              <table:table-cell office:value-type="float" office:value="8830">
                <text:p>8830</text:p>
              </table:table-cell>
              <table:table-cell office:value-type="float" office:value="0.0193146319835398">
                <text:p>0.0193146319835398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229535826552839">
                <text:p>0.022953582655283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628410636383891">
                <text:p>0.0628410636383891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153560896701675">
                <text:p>0.015356089670167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692974732219536">
                <text:p>0.0692974732219536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130496307532635">
                <text:p>0.0130496307532635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215403887072354">
                <text:p>0.0215403887072354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126733107679517">
                <text:p>0.0126733107679517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158840123490689">
                <text:p>0.0158840123490689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267826669242802">
                <text:p>0.0267826669242802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238169082346828">
                <text:p>0.023816908234682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144945641474757">
                <text:p>0.0144945641474757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627309192164244">
                <text:p>0.0627309192164244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283405925699169">
                <text:p>0.0283405925699169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420203071602687">
                <text:p>0.042020307160268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25816594535196">
                <text:p>0.0125816594535196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465558081293527">
                <text:p>0.0465558081293527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299625369898248">
                <text:p>0.0299625369898248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229316143162946">
                <text:p>0.0229316143162946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253724733418503">
                <text:p>0.0253724733418503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526634604303736">
                <text:p>0.0526634604303736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367090364175858">
                <text:p>0.0367090364175858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111008619988446">
                <text:p>0.0111008619988446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228500390825137">
                <text:p>0.0228500390825137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418178057041639">
                <text:p>0.0418178057041639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378272163937469">
                <text:p>0.037827216393746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541122214227869">
                <text:p>0.0541122214227869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363255277047898">
                <text:p>0.0363255277047898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359544108851449">
                <text:p>0.0359544108851449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329068849084074">
                <text:p>0.0329068849084074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196601615907752">
                <text:p>0.0196601615907752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0.0134428670567535">
                <text:p>0.01344286705675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